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C0000000FDC53EE62CD443552.png" manifest:media-type="image/png"/>
  <manifest:file-entry manifest:full-path="Pictures/10000000000000170000000FCCFCBD9BB94029B9.png" manifest:media-type="image/png"/>
  <manifest:file-entry manifest:full-path="Pictures/10000000000000170000000CD8B3B84E5EC62F28.png" manifest:media-type="image/png"/>
  <manifest:file-entry manifest:full-path="Pictures/10000000000000170000000F95250E6185E57C4D.png" manifest:media-type="image/png"/>
  <manifest:file-entry manifest:full-path="Pictures/10000000000000170000000F0428726E0C041CDD.png" manifest:media-type="image/png"/>
  <manifest:file-entry manifest:full-path="Pictures/10000000000000170000000F5E7C3E43EA82356F.png" manifest:media-type="image/png"/>
  <manifest:file-entry manifest:full-path="Pictures/10000000000000170000000F55D1483EC0D1B602.png" manifest:media-type="image/png"/>
  <manifest:file-entry manifest:full-path="Pictures/10000000000000170000000C6DDD6D6E5F393654.png" manifest:media-type="image/png"/>
  <manifest:file-entry manifest:full-path="Pictures/10000000000000170000000FB2407BF81AD45C67.png" manifest:media-type="image/png"/>
  <manifest:file-entry manifest:full-path="Pictures/10000000000000170000000FECBC0FA042885FA2.png" manifest:media-type="image/png"/>
  <manifest:file-entry manifest:full-path="Pictures/10000000000000170000000C44D4ACD03F66E1EB.png" manifest:media-type="image/png"/>
  <manifest:file-entry manifest:full-path="Pictures/10000000000000170000000FE86A661CF704E870.png" manifest:media-type="image/png"/>
  <manifest:file-entry manifest:full-path="Pictures/10000000000000170000000F2DA10104D0DB4916.png" manifest:media-type="image/png"/>
  <manifest:file-entry manifest:full-path="Pictures/10000001000000170000000C8F083ACBCC155A03.png" manifest:media-type="image/png"/>
  <manifest:file-entry manifest:full-path="Pictures/10000000000000170000000FE05E0849023A0009.png" manifest:media-type="image/png"/>
  <manifest:file-entry manifest:full-path="Pictures/10000000000000170000000F70A0CD8E160FA3FA.png" manifest:media-type="image/png"/>
  <manifest:file-entry manifest:full-path="Pictures/10000000000000170000000DE83A32726CE14ECF.png" manifest:media-type="image/png"/>
  <manifest:file-entry manifest:full-path="Pictures/10000000000000170000000C361BF866322BB05D.png" manifest:media-type="image/png"/>
  <manifest:file-entry manifest:full-path="Pictures/10000000000000170000000DDBC0027F2E06522A.png" manifest:media-type="image/png"/>
  <manifest:file-entry manifest:full-path="Pictures/10000000000000160000000FBF7AEF41A5FC2821.png" manifest:media-type="image/png"/>
  <manifest:file-entry manifest:full-path="Pictures/10000001000000170000000CC68B1024F32BA62F.png" manifest:media-type="image/png"/>
  <manifest:file-entry manifest:full-path="Pictures/10000000000000170000000CF5C694010D17612F.png" manifest:media-type="image/png"/>
  <manifest:file-entry manifest:full-path="Pictures/10000000000000170000000CAD7056D5C9917913.png" manifest:media-type="image/png"/>
  <manifest:file-entry manifest:full-path="Pictures/10000000000000170000000F9B07CD5855F17A7D.png" manifest:media-type="image/png"/>
  <manifest:file-entry manifest:full-path="Pictures/10000000000000170000000F957B5C2ECB961410.png" manifest:media-type="image/png"/>
  <manifest:file-entry manifest:full-path="Pictures/10000000000000170000000F5DFAEFE36B9FA557.png" manifest:media-type="image/png"/>
  <manifest:file-entry manifest:full-path="Pictures/10000000000000170000000F1CE16AC08DD15E97.png" manifest:media-type="image/png"/>
  <manifest:file-entry manifest:full-path="Pictures/10000000000000170000000FFDCAEA08016E46D8.png" manifest:media-type="image/png"/>
  <manifest:file-entry manifest:full-path="Pictures/10000000000000140000000F65EE80A145D4EFCA.png" manifest:media-type="image/png"/>
  <manifest:file-entry manifest:full-path="Pictures/10000000000000170000000C311DA45B5BC42EF0.png" manifest:media-type="image/png"/>
  <manifest:file-entry manifest:full-path="Pictures/10000000000000170000000ECFE0E377B386BF0B.png" manifest:media-type="image/png"/>
  <manifest:file-entry manifest:full-path="Pictures/10000000000000170000000F029D42776D60974C.png" manifest:media-type="image/png"/>
  <manifest:file-entry manifest:full-path="Pictures/10000000000000170000000C545F00991CFFFD4A.png" manifest:media-type="image/png"/>
  <manifest:file-entry manifest:full-path="Pictures/10000000000000170000000FED04A2456C04E4C4.png" manifest:media-type="image/png"/>
  <manifest:file-entry manifest:full-path="Pictures/10000000000000170000000FB087AB99C6C97992.png" manifest:media-type="image/png"/>
  <manifest:file-entry manifest:full-path="Pictures/10000000000000170000000E0F05336F5F938E56.png" manifest:media-type="image/png"/>
  <manifest:file-entry manifest:full-path="Pictures/10000000000000170000000FB65C49280E58411D.png" manifest:media-type="image/png"/>
  <manifest:file-entry manifest:full-path="Pictures/10000000000000170000000F1FE9BA83FECFD5F5.png" manifest:media-type="image/png"/>
  <manifest:file-entry manifest:full-path="Pictures/10000000000000170000000F0C04A9DD6BC5B2C3.png" manifest:media-type="image/png"/>
  <manifest:file-entry manifest:full-path="Pictures/10000000000000170000000E4CE69BDF91BAAC35.png" manifest:media-type="image/png"/>
  <manifest:file-entry manifest:full-path="Pictures/10000000000000170000000F280F51F125A43ADE.png" manifest:media-type="image/png"/>
  <manifest:file-entry manifest:full-path="Pictures/10000000000000170000000E94F5B7E8FAC49BA8.png" manifest:media-type="image/png"/>
  <manifest:file-entry manifest:full-path="Pictures/10000000000000170000000F1EB9BA36F749939B.png" manifest:media-type="image/png"/>
  <manifest:file-entry manifest:full-path="Pictures/10000000000000170000000F96C057F5372BD7C1.png" manifest:media-type="image/png"/>
  <manifest:file-entry manifest:full-path="Pictures/10000000000000170000000FA87C166BF3407097.png" manifest:media-type="image/png"/>
  <manifest:file-entry manifest:full-path="Pictures/10000001000000170000000F8173ABF63EF8747F.png" manifest:media-type="image/png"/>
  <manifest:file-entry manifest:full-path="Pictures/10000000000000170000000F5F17F512AFCC55E6.png" manifest:media-type="image/png"/>
  <manifest:file-entry manifest:full-path="Pictures/10000000000000170000000F1B2FF07E696F635F.png" manifest:media-type="image/png"/>
  <manifest:file-entry manifest:full-path="Pictures/10000000000000170000000F9A04CFA5B0F8B727.png" manifest:media-type="image/png"/>
  <manifest:file-entry manifest:full-path="Pictures/10000000000000170000000FB3A305E77BE68E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4743in"/>
    </style:style>
    <style:style style:name="Table1.B" style:family="table-column">
      <style:table-column-properties style:column-width="1.2444in"/>
    </style:style>
    <style:style style:name="Table1.C" style:family="table-column">
      <style:table-column-properties style:column-width="1.0319in"/>
    </style:style>
    <style:style style:name="Table1.D" style:family="table-column">
      <style:table-column-properties style:column-width="0.6944in"/>
    </style:style>
    <style:style style:name="Table1.E" style:family="table-column">
      <style:table-column-properties style:column-width="0.4215in"/>
    </style:style>
    <style:style style:name="Table1.F" style:family="table-column">
      <style:table-column-properties style:column-width="0.916in"/>
    </style:style>
    <style:style style:name="Table1.G" style:family="table-column">
      <style:table-column-properties style:column-width="2.1424in"/>
    </style:style>
    <style:style style:name="Table1.A1" style:family="table-cell">
      <style:table-cell-properties style:vertical-align="middle" fo:padding="0.0194in" fo:border="none"/>
    </style:style>
    <style:style style:name="Table1.G53" style:family="table-cell">
      <style:table-cell-properties fo:padding="0.0194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/>
    </style:style>
    <style:style style:name="P3" style:family="paragraph" style:parent-style-name="Table_20_Contents">
      <style:paragraph-properties fo:text-align="center" style:justify-single-word="false"/>
      <style:text-properties fo:font-weight="bold"/>
    </style:style>
    <style:style style:name="P4" style:family="paragraph" style:parent-style-name="Table_20_Contents">
      <style:paragraph-properties fo:text-align="end" style:justify-single-word="false"/>
      <style:text-properties fo:font-weight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2" office:value-type="string">
              <text:p text:style-name="Table_20_Heading">Rank</text:p>
            </table:table-cell>
            <table:table-cell table:style-name="Table1.A1" table:number-rows-spanned="2" office:value-type="string">
              <text:p text:style-name="Table_20_Heading"><text:a xlink:type="simple" xlink:href="https://en.wikipedia.org/wiki/List_of_sovereign_states" text:style-name="Internet_20_link" text:visited-style-name="Visited_20_Internet_20_Link">Country</text:a> / <text:a xlink:type="simple" xlink:href="https://en.wikipedia.org/wiki/Dependent_territory" text:style-name="Internet_20_link" text:visited-style-name="Visited_20_Internet_20_Link">Dependency</text:a></text:p>
            </table:table-cell>
            <table:table-cell table:style-name="Table1.A1" table:number-columns-spanned="2" office:value-type="string">
              <text:p text:style-name="Table_20_Heading">Population</text:p>
            </table:table-cell>
            <table:covered-table-cell/>
            <table:table-cell table:style-name="Table1.A1" table:number-rows-spanned="2" office:value-type="string">
              <text:p text:style-name="Table_20_Heading">Date</text:p>
            </table:table-cell>
            <table:table-cell table:style-name="Table1.A1" table:number-rows-spanned="2" office:value-type="string">
              <text:p text:style-name="Table_20_Heading">Source (official or from the <text:a xlink:type="simple" xlink:href="https://en.wikipedia.org/wiki/United_Nations" text:style-name="Internet_20_link" text:visited-style-name="Visited_20_Internet_20_Link">United Nations</text:a>)</text:p>
            </table:table-cell>
            <table:table-cell table:style-name="Table1.A1" table:number-rows-spanned="2" office:value-type="string">
              <text:p text:style-name="Table_20_Heading">Notes </text:p>
            </table:table-cell>
          </table:table-row>
          <table:table-row>
            <table:covered-table-cell table:style-name="Table1.A1"/>
            <table:covered-table-cell table:style-name="Table1.A1"/>
            <table:table-cell table:style-name="Table1.A1" office:value-type="string">
              <text:p text:style-name="Table_20_Heading">Numbers</text:p>
            </table:table-cell>
            <table:table-cell table:style-name="Table1.A1" office:value-type="string">
              <text:p text:style-name="Table_20_Heading">% of the world </text:p>
            </table:table-cell>
            <table:covered-table-cell table:style-name="Table1.A1"/>
            <table:covered-table-cell table:style-name="Table1.A1"/>
            <table:covered-table-cell table:style-name="Table1.A1"/>
          </table:table-row>
        </table:table-header-rows>
        <table:table-row>
          <table:table-cell table:style-name="Table1.A1" office:value-type="string">
            <text:p text:style-name="P1">– </text:p>
          </table:table-cell>
          <table:table-cell table:style-name="Table1.A1" office:value-type="string">
            <text:p text:style-name="Table_20_Contents"><text:span text:style-name="T1">World</text:span> </text:p>
          </table:table-cell>
          <table:table-cell table:style-name="Table1.A1" office:value-type="string">
            <text:p text:style-name="P3">8,016,492,000</text:p>
          </table:table-cell>
          <table:table-cell table:style-name="Table1.A1" office:value-type="string">
            <text:p text:style-name="P4">100%</text:p>
          </table:table-cell>
          <table:table-cell table:style-name="Table1.A1" office:value-type="string">
            <text:p text:style-name="P2">4 Mar 2023</text:p>
          </table:table-cell>
          <table:table-cell table:style-name="Table1.A1" office:value-type="string">
            <text:p text:style-name="P5"><text:span text:style-name="T1">UN projection</text:span><text:bookmark text:name="cite_ref-unpop_4-0"/><text:a xlink:type="simple" xlink:href="https://en.wikipedia.org/wiki/List_of_countries_and_dependencies_by_population#cite_note-unpop-4" text:style-name="Internet_20_link" text:visited-style-name="Visited_20_Internet_20_Link"><text:span text:style-name="T1">[3]</text:span>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1 </text:p>
          </table:table-cell>
          <table:table-cell table:style-name="Table1.A1" office:value-type="string">
            <text:p text:style-name="P5"><draw:frame draw:style-name="fr1" draw:name="Image1" text:anchor-type="as-char" svg:width="0.2398in" svg:height="0.1563in" draw:z-index="0"><draw:image xlink:href="Pictures/10000000000000170000000F1CE16AC08DD15E97.png" xlink:type="simple" xlink:show="embed" xlink:actuate="onLoad" draw:mime-type="image/png"/></draw:frame> <text:a xlink:type="simple" xlink:href="https://en.wikipedia.org/wiki/Demographics_of_China" text:style-name="Internet_20_link" text:visited-style-name="Visited_20_Internet_20_Link">China</text:a></text:p>
          </table:table-cell>
          <table:table-cell table:style-name="Table1.A1" office:value-type="string">
            <text:p text:style-name="P7">1,411,750,000</text:p>
          </table:table-cell>
          <table:table-cell table:style-name="Table1.A1" office:value-type="string">
            <text:p text:style-name="P7">17.6% </text:p>
          </table:table-cell>
          <table:table-cell table:style-name="Table1.A1" office:value-type="string">
            <text:p text:style-name="Table_20_Contents">31 Dec 2022</text:p>
          </table:table-cell>
          <table:table-cell table:style-name="Table1.A1" office:value-type="string">
            <text:p text:style-name="P5">Official estimate<text:bookmark text:name="cite_ref-5"/><text:a xlink:type="simple" xlink:href="https://en.wikipedia.org/wiki/List_of_countries_and_dependencies_by_population#cite_note-5" text:style-name="Internet_20_link" text:visited-style-name="Visited_20_Internet_20_Link">[4]</text:a></text:p>
          </table:table-cell>
          <table:table-cell table:style-name="Table1.A1" office:value-type="string">
            <text:p text:style-name="Table_20_Contents">The population figure refers to <text:a xlink:type="simple" xlink:href="https://en.wikipedia.org/wiki/Mainland_China" text:style-name="Internet_20_link" text:visited-style-name="Visited_20_Internet_20_Link">mainland China</text:a>, excluding its <text:a xlink:type="simple" xlink:href="https://en.wikipedia.org/wiki/Special_administrative_regions_of_China" text:style-name="Internet_20_link" text:visited-style-name="Visited_20_Internet_20_Link">special administrative regions</text:a> of <text:a xlink:type="simple" xlink:href="https://en.wikipedia.org/wiki/Hong_Kong" text:style-name="Internet_20_link" text:visited-style-name="Visited_20_Internet_20_Link">Hong Kong</text:a> and <text:a xlink:type="simple" xlink:href="https://en.wikipedia.org/wiki/Macau" text:style-name="Internet_20_link" text:visited-style-name="Visited_20_Internet_20_Link">Macau</text:a>, the former of which returned to Chinese sovereignty in 1997 and the latter in 1999. </text:p>
          </table:table-cell>
        </table:table-row>
        <table:table-row>
          <table:table-cell table:style-name="Table1.A1" office:value-type="string">
            <text:p text:style-name="Table_20_Heading">2 </text:p>
          </table:table-cell>
          <table:table-cell table:style-name="Table1.A1" office:value-type="string">
            <text:p text:style-name="P5"><draw:frame draw:style-name="fr1" draw:name="Image2" text:anchor-type="as-char" svg:width="0.2398in" svg:height="0.1563in" draw:z-index="1"><draw:image xlink:href="Pictures/10000000000000170000000FB087AB99C6C97992.png" xlink:type="simple" xlink:show="embed" xlink:actuate="onLoad" draw:mime-type="image/png"/></draw:frame> <text:a xlink:type="simple" xlink:href="https://en.wikipedia.org/wiki/Demographics_of_India" text:style-name="Internet_20_link" text:visited-style-name="Visited_20_Internet_20_Link">India</text:a></text:p>
          </table:table-cell>
          <table:table-cell table:style-name="Table1.A1" office:value-type="string">
            <text:p text:style-name="P7">1,388,163,000</text:p>
          </table:table-cell>
          <table:table-cell table:style-name="Table1.A1" office:value-type="string">
            <text:p text:style-name="P7">17.3% </text:p>
          </table:table-cell>
          <table:table-cell table:style-name="Table1.A1" office:value-type="string">
            <text:p text:style-name="Table_20_Contents">1 Mar 2023 </text:p>
          </table:table-cell>
          <table:table-cell table:style-name="Table1.A1" office:value-type="string">
            <text:p text:style-name="P5">Official projection<text:bookmark text:name="cite_ref-6"/><text:a xlink:type="simple" xlink:href="https://en.wikipedia.org/wiki/List_of_countries_and_dependencies_by_population#cite_note-6" text:style-name="Internet_20_link" text:visited-style-name="Visited_20_Internet_20_Link">[5]</text:a></text:p>
          </table:table-cell>
          <table:table-cell table:style-name="Table1.A1" office:value-type="string">
            <text:p text:style-name="Table_20_Contents">The figure includes the population of the <text:a xlink:type="simple" xlink:href="https://en.wikipedia.org/wiki/Kashmir_conflict" text:style-name="Internet_20_link" text:visited-style-name="Visited_20_Internet_20_Link">India-administered</text:a> <text:a xlink:type="simple" xlink:href="https://en.wikipedia.org/wiki/Union_territories" text:style-name="Internet_20_link" text:visited-style-name="Visited_20_Internet_20_Link">union territories</text:a> of <text:a xlink:type="simple" xlink:href="https://en.wikipedia.org/wiki/Jammu_and_Kashmir_(union_territory)" text:style-name="Internet_20_link" text:visited-style-name="Visited_20_Internet_20_Link">Jammu and Kashmir</text:a> and <text:a xlink:type="simple" xlink:href="https://en.wikipedia.org/wiki/Ladakh" text:style-name="Internet_20_link" text:visited-style-name="Visited_20_Internet_20_Link">Ladakh</text:a>. </text:p>
          </table:table-cell>
        </table:table-row>
        <table:table-row>
          <table:table-cell table:style-name="Table1.A1" office:value-type="string">
            <text:p text:style-name="Table_20_Heading">3 </text:p>
          </table:table-cell>
          <table:table-cell table:style-name="Table1.A1" office:value-type="string">
            <text:p text:style-name="P5"><draw:frame draw:style-name="fr1" draw:name="Image3" text:anchor-type="as-char" svg:width="0.2398in" svg:height="0.1252in" draw:z-index="2"><draw:image xlink:href="Pictures/10000000000000170000000C545F00991CFFFD4A.png" xlink:type="simple" xlink:show="embed" xlink:actuate="onLoad" draw:mime-type="image/png"/></draw:frame> <text:a xlink:type="simple" xlink:href="https://en.wikipedia.org/wiki/Demographics_of_the_United_States" text:style-name="Internet_20_link" text:visited-style-name="Visited_20_Internet_20_Link">United States</text:a></text:p>
          </table:table-cell>
          <table:table-cell table:style-name="Table1.A1" office:value-type="string">
            <text:p text:style-name="P7">334,449,772</text:p>
          </table:table-cell>
          <table:table-cell table:style-name="Table1.A1" office:value-type="string">
            <text:p text:style-name="P7">4.17% </text:p>
          </table:table-cell>
          <table:table-cell table:style-name="Table1.A1" office:value-type="string">
            <text:p text:style-name="Table_20_Contents">3 Mar 2023 </text:p>
          </table:table-cell>
          <table:table-cell table:style-name="Table1.A1" office:value-type="string">
            <text:p text:style-name="P5">National population clock<text:bookmark text:name="cite_ref-7"/><text:a xlink:type="simple" xlink:href="https://en.wikipedia.org/wiki/List_of_countries_and_dependencies_by_population#cite_note-7" text:style-name="Internet_20_link" text:visited-style-name="Visited_20_Internet_20_Link">[6]</text:a></text:p>
          </table:table-cell>
          <table:table-cell table:style-name="Table1.A1" office:value-type="string">
            <text:p text:style-name="Table_20_Contents">The figure includes the <text:a xlink:type="simple" xlink:href="https://en.wikipedia.org/wiki/List_of_states_and_territories_of_the_United_States" text:style-name="Internet_20_link" text:visited-style-name="Visited_20_Internet_20_Link">50 states</text:a> and the <text:a xlink:type="simple" xlink:href="https://en.wikipedia.org/wiki/Washington,_D.C." text:style-name="Internet_20_link" text:visited-style-name="Visited_20_Internet_20_Link">District of Columbia</text:a>, but excludes the <text:a xlink:type="simple" xlink:href="https://en.wikipedia.org/wiki/Territories_of_the_United_States" text:style-name="Internet_20_link" text:visited-style-name="Visited_20_Internet_20_Link">territories of the United States</text:a>. </text:p>
          </table:table-cell>
        </table:table-row>
        <table:table-row>
          <table:table-cell table:style-name="Table1.A1" office:value-type="string">
            <text:p text:style-name="Table_20_Heading">4 </text:p>
          </table:table-cell>
          <table:table-cell table:style-name="Table1.A1" office:value-type="string">
            <text:p text:style-name="P5"><draw:frame draw:style-name="fr1" draw:name="Image4" text:anchor-type="as-char" svg:width="0.2398in" svg:height="0.1563in" draw:z-index="3"><draw:image xlink:href="Pictures/10000000000000170000000F029D42776D60974C.png" xlink:type="simple" xlink:show="embed" xlink:actuate="onLoad" draw:mime-type="image/png"/></draw:frame> <text:a xlink:type="simple" xlink:href="https://en.wikipedia.org/wiki/Demographics_of_Indonesia" text:style-name="Internet_20_link" text:visited-style-name="Visited_20_Internet_20_Link">Indonesia</text:a></text:p>
          </table:table-cell>
          <table:table-cell table:style-name="Table1.A1" office:value-type="string">
            <text:p text:style-name="P7">275,773,800</text:p>
          </table:table-cell>
          <table:table-cell table:style-name="Table1.A1" office:value-type="string">
            <text:p text:style-name="P7">3.44% </text:p>
          </table:table-cell>
          <table:table-cell table:style-name="Table1.A1" office:value-type="string">
            <text:p text:style-name="Table_20_Contents">1 Jul 2022</text:p>
          </table:table-cell>
          <table:table-cell table:style-name="Table1.A1" office:value-type="string">
            <text:p text:style-name="P5">Official estimate<text:bookmark text:name="cite_ref-8"/><text:a xlink:type="simple" xlink:href="https://en.wikipedia.org/wiki/List_of_countries_and_dependencies_by_population#cite_note-8" text:style-name="Internet_20_link" text:visited-style-name="Visited_20_Internet_20_Link">[7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5 </text:p>
          </table:table-cell>
          <table:table-cell table:style-name="Table1.A1" office:value-type="string">
            <text:p text:style-name="P5"><draw:frame draw:style-name="fr1" draw:name="Image5" text:anchor-type="as-char" svg:width="0.2398in" svg:height="0.1563in" draw:z-index="4"><draw:image xlink:href="Pictures/10000000000000170000000F957B5C2ECB961410.png" xlink:type="simple" xlink:show="embed" xlink:actuate="onLoad" draw:mime-type="image/png"/></draw:frame> <text:a xlink:type="simple" xlink:href="https://en.wikipedia.org/wiki/Demographics_of_Pakistan" text:style-name="Internet_20_link" text:visited-style-name="Visited_20_Internet_20_Link">Pakistan</text:a></text:p>
          </table:table-cell>
          <table:table-cell table:style-name="Table1.A1" office:value-type="string">
            <text:p text:style-name="P7">235,825,000</text:p>
          </table:table-cell>
          <table:table-cell table:style-name="Table1.A1" office:value-type="string">
            <text:p text:style-name="P7">2.94% </text:p>
          </table:table-cell>
          <table:table-cell table:style-name="Table1.A1" office:value-type="string">
            <text:p text:style-name="Table_20_Contents">1 Jul 2022</text:p>
          </table:table-cell>
          <table:table-cell table:style-name="Table1.A1" office:value-type="string">
            <text:p text:style-name="P5">UN projection<text:bookmark text:name="cite_ref-unpop_4-1"/><text:a xlink:type="simple" xlink:href="https://en.wikipedia.org/wiki/List_of_countries_and_dependencies_by_population#cite_note-unpop-4" text:style-name="Internet_20_link" text:visited-style-name="Visited_20_Internet_20_Link">[3]</text:a></text:p>
          </table:table-cell>
          <table:table-cell table:style-name="Table1.A1" office:value-type="string">
            <text:p text:style-name="Table_20_Contents">The figure includes the population of <text:a xlink:type="simple" xlink:href="https://en.wikipedia.org/wiki/Kashmir_conflict" text:style-name="Internet_20_link" text:visited-style-name="Visited_20_Internet_20_Link">Pakistan-administered</text:a> <text:a xlink:type="simple" xlink:href="https://en.wikipedia.org/wiki/Azad_Kashmir" text:style-name="Internet_20_link" text:visited-style-name="Visited_20_Internet_20_Link">Azad Kashmir</text:a> and <text:a xlink:type="simple" xlink:href="https://en.wikipedia.org/wiki/Gilgit-Baltistan" text:style-name="Internet_20_link" text:visited-style-name="Visited_20_Internet_20_Link">Gilgit-Baltistan</text:a>. </text:p>
          </table:table-cell>
        </table:table-row>
        <table:table-row>
          <table:table-cell table:style-name="Table1.A1" office:value-type="string">
            <text:p text:style-name="Table_20_Heading">6 </text:p>
          </table:table-cell>
          <table:table-cell table:style-name="Table1.A1" office:value-type="string">
            <text:p text:style-name="P5"><draw:frame draw:style-name="fr1" draw:name="Image6" text:anchor-type="as-char" svg:width="0.2398in" svg:height="0.1252in" draw:z-index="5"><draw:image xlink:href="Pictures/10000000000000170000000CF5C694010D17612F.png" xlink:type="simple" xlink:show="embed" xlink:actuate="onLoad" draw:mime-type="image/png"/></draw:frame> <text:a xlink:type="simple" xlink:href="https://en.wikipedia.org/wiki/Demographics_of_Nigeria" text:style-name="Internet_20_link" text:visited-style-name="Visited_20_Internet_20_Link">Nigeria</text:a></text:p>
          </table:table-cell>
          <table:table-cell table:style-name="Table1.A1" office:value-type="string">
            <text:p text:style-name="P7">218,541,000</text:p>
          </table:table-cell>
          <table:table-cell table:style-name="Table1.A1" office:value-type="string">
            <text:p text:style-name="P7">2.73% </text:p>
          </table:table-cell>
          <table:table-cell table:style-name="Table1.A1" office:value-type="string">
            <text:p text:style-name="Table_20_Contents">1 Jul 2022</text:p>
          </table:table-cell>
          <table:table-cell table:style-name="Table1.A1" office:value-type="string">
            <text:p text:style-name="P5">UN projection<text:bookmark text:name="cite_ref-unpop_4-2"/><text:a xlink:type="simple" xlink:href="https://en.wikipedia.org/wiki/List_of_countries_and_dependencies_by_population#cite_note-unpop-4" text:style-name="Internet_20_link" text:visited-style-name="Visited_20_Internet_20_Link">[3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7 </text:p>
          </table:table-cell>
          <table:table-cell table:style-name="Table1.A1" office:value-type="string">
            <text:p text:style-name="P5"><draw:frame draw:style-name="fr1" draw:name="Image7" text:anchor-type="as-char" svg:width="0.2291in" svg:height="0.1563in" draw:z-index="6"><draw:image xlink:href="Pictures/10000000000000160000000FBF7AEF41A5FC2821.png" xlink:type="simple" xlink:show="embed" xlink:actuate="onLoad" draw:mime-type="image/png"/></draw:frame> <text:a xlink:type="simple" xlink:href="https://en.wikipedia.org/wiki/Demographics_of_Brazil" text:style-name="Internet_20_link" text:visited-style-name="Visited_20_Internet_20_Link">Brazil</text:a></text:p>
          </table:table-cell>
          <table:table-cell table:style-name="Table1.A1" office:value-type="string">
            <text:p text:style-name="P7">215,846,568</text:p>
          </table:table-cell>
          <table:table-cell table:style-name="Table1.A1" office:value-type="string">
            <text:p text:style-name="P7">2.69%</text:p>
          </table:table-cell>
          <table:table-cell table:style-name="Table1.A1" office:value-type="string">
            <text:p text:style-name="Table_20_Contents">4 Mar 2023 </text:p>
          </table:table-cell>
          <table:table-cell table:style-name="Table1.A1" office:value-type="string">
            <text:p text:style-name="P5">Population clock<text:bookmark text:name="cite_ref-9"/><text:a xlink:type="simple" xlink:href="https://en.wikipedia.org/wiki/List_of_countries_and_dependencies_by_population#cite_note-9" text:style-name="Internet_20_link" text:visited-style-name="Visited_20_Internet_20_Link">[8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8 </text:p>
          </table:table-cell>
          <table:table-cell table:style-name="Table1.A1" office:value-type="string">
            <text:p text:style-name="P5"><draw:frame draw:style-name="fr1" draw:name="Image8" text:anchor-type="as-char" svg:width="0.2398in" svg:height="0.1457in" draw:z-index="7"><draw:image xlink:href="Pictures/10000000000000170000000E4CE69BDF91BAAC35.png" xlink:type="simple" xlink:show="embed" xlink:actuate="onLoad" draw:mime-type="image/png"/></draw:frame> <text:a xlink:type="simple" xlink:href="https://en.wikipedia.org/wiki/Demographics_of_Bangladesh" text:style-name="Internet_20_link" text:visited-style-name="Visited_20_Internet_20_Link">Bangladesh</text:a></text:p>
          </table:table-cell>
          <table:table-cell table:style-name="Table1.A1" office:value-type="string">
            <text:p text:style-name="P7">169,828,911</text:p>
          </table:table-cell>
          <table:table-cell table:style-name="Table1.A1" office:value-type="string">
            <text:p text:style-name="P7">2.12% </text:p>
          </table:table-cell>
          <table:table-cell table:style-name="Table1.A1" office:value-type="string">
            <text:p text:style-name="Table_20_Contents">15 Jun 2022 </text:p>
          </table:table-cell>
          <table:table-cell table:style-name="Table1.A1" office:value-type="string">
            <text:p text:style-name="P5">2022 final census result<text:bookmark text:name="cite_ref-10"/><text:a xlink:type="simple" xlink:href="https://en.wikipedia.org/wiki/List_of_countries_and_dependencies_by_population#cite_note-10" text:style-name="Internet_20_link" text:visited-style-name="Visited_20_Internet_20_Link">[9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9 </text:p>
          </table:table-cell>
          <table:table-cell table:style-name="Table1.A1" office:value-type="string">
            <text:p text:style-name="P5"><draw:frame draw:style-name="fr1" draw:name="Image9" text:anchor-type="as-char" svg:width="0.2398in" svg:height="0.1563in" draw:z-index="8"><draw:image xlink:href="Pictures/10000000000000170000000F9B07CD5855F17A7D.png" xlink:type="simple" xlink:show="embed" xlink:actuate="onLoad" draw:mime-type="image/png"/></draw:frame> <text:a xlink:type="simple" xlink:href="https://en.wikipedia.org/wiki/Demographics_of_Russia" text:style-name="Internet_20_link" text:visited-style-name="Visited_20_Internet_20_Link">Russia</text:a></text:p>
          </table:table-cell>
          <table:table-cell table:style-name="Table1.A1" office:value-type="string">
            <text:p text:style-name="P7">146,424,729</text:p>
          </table:table-cell>
          <table:table-cell table:style-name="Table1.A1" office:value-type="string">
            <text:p text:style-name="P7">1.83% </text:p>
          </table:table-cell>
          <table:table-cell table:style-name="Table1.A1" office:value-type="string">
            <text:p text:style-name="Table_20_Contents">1 Jan 2023</text:p>
          </table:table-cell>
          <table:table-cell table:style-name="Table1.A1" office:value-type="string">
            <text:p text:style-name="P5">Official estimate<text:bookmark text:name="cite_ref-11"/><text:a xlink:type="simple" xlink:href="https://en.wikipedia.org/wiki/List_of_countries_and_dependencies_by_population#cite_note-11" text:style-name="Internet_20_link" text:visited-style-name="Visited_20_Internet_20_Link">[10]</text:a></text:p>
          </table:table-cell>
          <table:table-cell table:style-name="Table1.A1" office:value-type="string">
            <text:p text:style-name="Table_20_Contents">Includes the <text:a xlink:type="simple" xlink:href="https://en.wikipedia.org/wiki/Republic_of_Crimea" text:style-name="Internet_20_link" text:visited-style-name="Visited_20_Internet_20_Link">Republic of Crimea</text:a> and <text:a xlink:type="simple" xlink:href="https://en.wikipedia.org/wiki/Sevastopol" text:style-name="Internet_20_link" text:visited-style-name="Visited_20_Internet_20_Link">Sevastopol</text:a>, administrative areas on the <text:a xlink:type="simple" xlink:href="https://en.wikipedia.org/wiki/Crimea" text:style-name="Internet_20_link" text:visited-style-name="Visited_20_Internet_20_Link">Crimean Peninsula</text:a> occupied by Russia. The Ukrainian government and <text:a xlink:type="simple" xlink:href="https://en.wikipedia.org/wiki/Political_status_of_Crimea" text:style-name="Internet_20_link" text:visited-style-name="Visited_20_Internet_20_Link">most of the world's other states</text:a> consider <text:soft-page-break/>the Crimean Peninsula part of Ukraine's territory. </text:p>
          </table:table-cell>
        </table:table-row>
        <table:table-row>
          <table:table-cell table:style-name="Table1.A1" office:value-type="string">
            <text:p text:style-name="Table_20_Heading">10 </text:p>
          </table:table-cell>
          <table:table-cell table:style-name="Table1.A1" office:value-type="string">
            <text:p text:style-name="P5"><draw:frame draw:style-name="fr1" draw:name="Image10" text:anchor-type="as-char" svg:width="0.2398in" svg:height="0.1354in" draw:z-index="9"><draw:image xlink:href="Pictures/10000000000000170000000DE83A32726CE14ECF.png" xlink:type="simple" xlink:show="embed" xlink:actuate="onLoad" draw:mime-type="image/png"/></draw:frame> <text:a xlink:type="simple" xlink:href="https://en.wikipedia.org/wiki/Demographics_of_Mexico" text:style-name="Internet_20_link" text:visited-style-name="Visited_20_Internet_20_Link">Mexico</text:a></text:p>
          </table:table-cell>
          <table:table-cell table:style-name="Table1.A1" office:value-type="string">
            <text:p text:style-name="P7">128,665,641</text:p>
          </table:table-cell>
          <table:table-cell table:style-name="Table1.A1" office:value-type="string">
            <text:p text:style-name="P7">1.61% </text:p>
          </table:table-cell>
          <table:table-cell table:style-name="Table1.A1" office:value-type="string">
            <text:p text:style-name="Table_20_Contents">30 Sep 2022</text:p>
          </table:table-cell>
          <table:table-cell table:style-name="Table1.A1" office:value-type="string">
            <text:p text:style-name="Table_20_Contents">National quarterly estimate<text:bookmark text:name="cite_ref-12"/><text:a xlink:type="simple" xlink:href="https://en.wikipedia.org/wiki/List_of_countries_and_dependencies_by_population#cite_note-12" text:style-name="Internet_20_link" text:visited-style-name="Visited_20_Internet_20_Link">[11]</text:a> 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11 </text:p>
          </table:table-cell>
          <table:table-cell table:style-name="Table1.A1" office:value-type="string">
            <text:p text:style-name="P5"><draw:frame draw:style-name="fr1" draw:name="Image11" text:anchor-type="as-char" svg:width="0.2398in" svg:height="0.1563in" draw:z-index="10"><draw:image xlink:href="Pictures/10000000000000170000000FE05E0849023A0009.png" xlink:type="simple" xlink:show="embed" xlink:actuate="onLoad" draw:mime-type="image/png"/></draw:frame> <text:a xlink:type="simple" xlink:href="https://en.wikipedia.org/wiki/Demographics_of_Japan" text:style-name="Internet_20_link" text:visited-style-name="Visited_20_Internet_20_Link">Japan</text:a></text:p>
          </table:table-cell>
          <table:table-cell table:style-name="Table1.A1" office:value-type="string">
            <text:p text:style-name="P7">124,630,000</text:p>
          </table:table-cell>
          <table:table-cell table:style-name="Table1.A1" office:value-type="string">
            <text:p text:style-name="P7">1.55% </text:p>
          </table:table-cell>
          <table:table-cell table:style-name="Table1.A1" office:value-type="string">
            <text:p text:style-name="Table_20_Contents">1 Feb 2023</text:p>
          </table:table-cell>
          <table:table-cell table:style-name="Table1.A1" office:value-type="string">
            <text:p text:style-name="P5">Monthly estimate<text:bookmark text:name="cite_ref-13"/><text:a xlink:type="simple" xlink:href="https://en.wikipedia.org/wiki/List_of_countries_and_dependencies_by_population#cite_note-13" text:style-name="Internet_20_link" text:visited-style-name="Visited_20_Internet_20_Link">[12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12 </text:p>
          </table:table-cell>
          <table:table-cell table:style-name="Table1.A1" office:value-type="string">
            <text:p text:style-name="P5"><draw:frame draw:style-name="fr1" draw:name="Image12" text:anchor-type="as-char" svg:width="0.2398in" svg:height="0.1252in" draw:z-index="11"><draw:image xlink:href="Pictures/10000001000000170000000C8F083ACBCC155A03.png" xlink:type="simple" xlink:show="embed" xlink:actuate="onLoad" draw:mime-type="image/png"/></draw:frame> <text:a xlink:type="simple" xlink:href="https://en.wikipedia.org/wiki/Demographics_of_the_Philippines" text:style-name="Internet_20_link" text:visited-style-name="Visited_20_Internet_20_Link">Philippines</text:a></text:p>
          </table:table-cell>
          <table:table-cell table:style-name="Table1.A1" office:value-type="string">
            <text:p text:style-name="P7">110,515,406</text:p>
          </table:table-cell>
          <table:table-cell table:style-name="Table1.A1" office:value-type="string">
            <text:p text:style-name="P7">1.38% </text:p>
          </table:table-cell>
          <table:table-cell table:style-name="Table1.A1" office:value-type="string">
            <text:p text:style-name="Table_20_Contents">7 Feb 2023 </text:p>
          </table:table-cell>
          <table:table-cell table:style-name="Table1.A1" office:value-type="string">
            <text:p text:style-name="Table_20_Contents">National population clock<text:bookmark text:name="cite_ref-14"/><text:a xlink:type="simple" xlink:href="https://en.wikipedia.org/wiki/List_of_countries_and_dependencies_by_population#cite_note-14" text:style-name="Internet_20_link" text:visited-style-name="Visited_20_Internet_20_Link">[13]</text:a><text:bookmark text:name="cite_ref-15"/><text:a xlink:type="simple" xlink:href="https://en.wikipedia.org/wiki/List_of_countries_and_dependencies_by_population#cite_note-15" text:style-name="Internet_20_link" text:visited-style-name="Visited_20_Internet_20_Link">[14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13 </text:p>
          </table:table-cell>
          <table:table-cell table:style-name="Table1.A1" office:value-type="string">
            <text:p text:style-name="P5"><draw:frame draw:style-name="fr1" draw:name="Image13" text:anchor-type="as-char" svg:width="0.2398in" svg:height="0.1252in" draw:z-index="12"><draw:image xlink:href="Pictures/10000000000000170000000CAD7056D5C9917913.png" xlink:type="simple" xlink:show="embed" xlink:actuate="onLoad" draw:mime-type="image/png"/></draw:frame> <text:a xlink:type="simple" xlink:href="https://en.wikipedia.org/wiki/Demographics_of_Ethiopia" text:style-name="Internet_20_link" text:visited-style-name="Visited_20_Internet_20_Link">Ethiopia</text:a></text:p>
          </table:table-cell>
          <table:table-cell table:style-name="Table1.A1" office:value-type="string">
            <text:p text:style-name="P7">105,163,988</text:p>
          </table:table-cell>
          <table:table-cell table:style-name="Table1.A1" office:value-type="string">
            <text:p text:style-name="P7">1.31% </text:p>
          </table:table-cell>
          <table:table-cell table:style-name="Table1.A1" office:value-type="string">
            <text:p text:style-name="Table_20_Contents">1 Jul 2022</text:p>
          </table:table-cell>
          <table:table-cell table:style-name="Table1.A1" office:value-type="string">
            <text:p text:style-name="P5">National annual projection<text:bookmark text:name="cite_ref-16"/><text:a xlink:type="simple" xlink:href="https://en.wikipedia.org/wiki/List_of_countries_and_dependencies_by_population#cite_note-16" text:style-name="Internet_20_link" text:visited-style-name="Visited_20_Internet_20_Link">[15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14 </text:p>
          </table:table-cell>
          <table:table-cell table:style-name="Table1.A1" office:value-type="string">
            <text:p text:style-name="P5"><draw:frame draw:style-name="fr1" draw:name="Image14" text:anchor-type="as-char" svg:width="0.2398in" svg:height="0.1563in" draw:z-index="13"><draw:image xlink:href="Pictures/10000000000000170000000FB65C49280E58411D.png" xlink:type="simple" xlink:show="embed" xlink:actuate="onLoad" draw:mime-type="image/png"/></draw:frame> <text:a xlink:type="simple" xlink:href="https://en.wikipedia.org/wiki/Demographics_of_Egypt" text:style-name="Internet_20_link" text:visited-style-name="Visited_20_Internet_20_Link">Egypt</text:a></text:p>
          </table:table-cell>
          <table:table-cell table:style-name="Table1.A1" office:value-type="string">
            <text:p text:style-name="P7">104,518,667</text:p>
          </table:table-cell>
          <table:table-cell table:style-name="Table1.A1" office:value-type="string">
            <text:p text:style-name="P7">1.30%</text:p>
          </table:table-cell>
          <table:table-cell table:style-name="Table1.A1" office:value-type="string">
            <text:p text:style-name="Table_20_Contents">4 Mar 2023 </text:p>
          </table:table-cell>
          <table:table-cell table:style-name="Table1.A1" office:value-type="string">
            <text:p text:style-name="P5">National population clock<text:bookmark text:name="cite_ref-17"/><text:a xlink:type="simple" xlink:href="https://en.wikipedia.org/wiki/List_of_countries_and_dependencies_by_population#cite_note-17" text:style-name="Internet_20_link" text:visited-style-name="Visited_20_Internet_20_Link">[16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15 </text:p>
          </table:table-cell>
          <table:table-cell table:style-name="Table1.A1" office:value-type="string">
            <text:p text:style-name="P5"><draw:frame draw:style-name="fr1" draw:name="Image15" text:anchor-type="as-char" svg:width="0.2398in" svg:height="0.1563in" draw:z-index="14"><draw:image xlink:href="Pictures/10000000000000170000000F1EB9BA36F749939B.png" xlink:type="simple" xlink:show="embed" xlink:actuate="onLoad" draw:mime-type="image/png"/></draw:frame> <text:a xlink:type="simple" xlink:href="https://en.wikipedia.org/wiki/Demographics_of_Vietnam" text:style-name="Internet_20_link" text:visited-style-name="Visited_20_Internet_20_Link">Vietnam</text:a></text:p>
          </table:table-cell>
          <table:table-cell table:style-name="Table1.A1" office:value-type="string">
            <text:p text:style-name="P7">99,460,000</text:p>
          </table:table-cell>
          <table:table-cell table:style-name="Table1.A1" office:value-type="string">
            <text:p text:style-name="P7">1.24% </text:p>
          </table:table-cell>
          <table:table-cell table:style-name="Table1.A1" office:value-type="string">
            <text:p text:style-name="Table_20_Contents">Dec 2022</text:p>
          </table:table-cell>
          <table:table-cell table:style-name="Table1.A1" office:value-type="string">
            <text:p text:style-name="P5">Official estimate<text:bookmark text:name="cite_ref-gso_18-0"/><text:a xlink:type="simple" xlink:href="https://en.wikipedia.org/wiki/List_of_countries_and_dependencies_by_population#cite_note-gso-18" text:style-name="Internet_20_link" text:visited-style-name="Visited_20_Internet_20_Link">[17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16 </text:p>
          </table:table-cell>
          <table:table-cell table:style-name="Table1.A1" office:value-type="string">
            <text:p text:style-name="P5"><draw:frame draw:style-name="fr1" draw:name="Image16" text:anchor-type="as-char" svg:width="0.2083in" svg:height="0.1563in" draw:z-index="15"><draw:image xlink:href="Pictures/10000000000000140000000F65EE80A145D4EFCA.png" xlink:type="simple" xlink:show="embed" xlink:actuate="onLoad" draw:mime-type="image/png"/></draw:frame> <text:a xlink:type="simple" xlink:href="https://en.wikipedia.org/wiki/Demographics_of_the_Democratic_Republic_of_the_Congo" text:style-name="Internet_20_link" text:visited-style-name="Visited_20_Internet_20_Link">DR Congo</text:a></text:p>
          </table:table-cell>
          <table:table-cell table:style-name="Table1.A1" office:value-type="string">
            <text:p text:style-name="P7">99,010,000</text:p>
          </table:table-cell>
          <table:table-cell table:style-name="Table1.A1" office:value-type="string">
            <text:p text:style-name="P7">1.24% </text:p>
          </table:table-cell>
          <table:table-cell table:style-name="Table1.A1" office:value-type="string">
            <text:p text:style-name="Table_20_Contents">1 Jul 2022</text:p>
          </table:table-cell>
          <table:table-cell table:style-name="Table1.A1" office:value-type="string">
            <text:p text:style-name="P5">UN projection<text:bookmark text:name="cite_ref-unpop_4-3"/><text:a xlink:type="simple" xlink:href="https://en.wikipedia.org/wiki/List_of_countries_and_dependencies_by_population#cite_note-unpop-4" text:style-name="Internet_20_link" text:visited-style-name="Visited_20_Internet_20_Link">[3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17 </text:p>
          </table:table-cell>
          <table:table-cell table:style-name="Table1.A1" office:value-type="string">
            <text:p text:style-name="P5"><draw:frame draw:style-name="fr1" draw:name="Image17" text:anchor-type="as-char" svg:width="0.2398in" svg:height="0.1354in" draw:z-index="16"><draw:image xlink:href="Pictures/10000000000000170000000DDBC0027F2E06522A.png" xlink:type="simple" xlink:show="embed" xlink:actuate="onLoad" draw:mime-type="image/png"/></draw:frame> <text:a xlink:type="simple" xlink:href="https://en.wikipedia.org/wiki/Demographics_of_Iran" text:style-name="Internet_20_link" text:visited-style-name="Visited_20_Internet_20_Link">Iran</text:a></text:p>
          </table:table-cell>
          <table:table-cell table:style-name="Table1.A1" office:value-type="string">
            <text:p text:style-name="P7">86,239,325</text:p>
          </table:table-cell>
          <table:table-cell table:style-name="Table1.A1" office:value-type="string">
            <text:p text:style-name="P7">1.08%</text:p>
          </table:table-cell>
          <table:table-cell table:style-name="Table1.A1" office:value-type="string">
            <text:p text:style-name="Table_20_Contents">4 Mar 2023 </text:p>
          </table:table-cell>
          <table:table-cell table:style-name="Table1.A1" office:value-type="string">
            <text:p text:style-name="P5">National population clock<text:bookmark text:name="cite_ref-19"/><text:a xlink:type="simple" xlink:href="https://en.wikipedia.org/wiki/List_of_countries_and_dependencies_by_population#cite_note-19" text:style-name="Internet_20_link" text:visited-style-name="Visited_20_Internet_20_Link">[18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18 </text:p>
          </table:table-cell>
          <table:table-cell table:style-name="Table1.A1" office:value-type="string">
            <text:p text:style-name="P5"><draw:frame draw:style-name="fr1" draw:name="Image18" text:anchor-type="as-char" svg:width="0.2398in" svg:height="0.1563in" draw:z-index="17"><draw:image xlink:href="Pictures/10000000000000170000000F0C04A9DD6BC5B2C3.png" xlink:type="simple" xlink:show="embed" xlink:actuate="onLoad" draw:mime-type="image/png"/></draw:frame> <text:a xlink:type="simple" xlink:href="https://en.wikipedia.org/wiki/Demographics_of_Turkey" text:style-name="Internet_20_link" text:visited-style-name="Visited_20_Internet_20_Link">Turkey</text:a></text:p>
          </table:table-cell>
          <table:table-cell table:style-name="Table1.A1" office:value-type="string">
            <text:p text:style-name="P7">85,279,553</text:p>
          </table:table-cell>
          <table:table-cell table:style-name="Table1.A1" office:value-type="string">
            <text:p text:style-name="P7">1.06% </text:p>
          </table:table-cell>
          <table:table-cell table:style-name="Table1.A1" office:value-type="string">
            <text:p text:style-name="Table_20_Contents">31 Dec 2022</text:p>
          </table:table-cell>
          <table:table-cell table:style-name="Table1.A1" office:value-type="string">
            <text:p text:style-name="P5">Official estimate<text:bookmark text:name="cite_ref-20"/><text:a xlink:type="simple" xlink:href="https://en.wikipedia.org/wiki/List_of_countries_and_dependencies_by_population#cite_note-20" text:style-name="Internet_20_link" text:visited-style-name="Visited_20_Internet_20_Link">[19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19 </text:p>
          </table:table-cell>
          <table:table-cell table:style-name="Table1.A1" office:value-type="string">
            <text:p text:style-name="P5"><draw:frame draw:style-name="fr1" draw:name="Image19" text:anchor-type="as-char" svg:width="0.2398in" svg:height="0.1457in" draw:z-index="18"><draw:image xlink:href="Pictures/10000000000000170000000E0F05336F5F938E56.png" xlink:type="simple" xlink:show="embed" xlink:actuate="onLoad" draw:mime-type="image/png"/></draw:frame> <text:a xlink:type="simple" xlink:href="https://en.wikipedia.org/wiki/Demographics_of_Germany" text:style-name="Internet_20_link" text:visited-style-name="Visited_20_Internet_20_Link">Germany</text:a></text:p>
          </table:table-cell>
          <table:table-cell table:style-name="Table1.A1" office:value-type="string">
            <text:p text:style-name="P7">84,270,625</text:p>
          </table:table-cell>
          <table:table-cell table:style-name="Table1.A1" office:value-type="string">
            <text:p text:style-name="P7">1.05% </text:p>
          </table:table-cell>
          <table:table-cell table:style-name="Table1.A1" office:value-type="string">
            <text:p text:style-name="Table_20_Contents">30 Sep 2022</text:p>
          </table:table-cell>
          <table:table-cell table:style-name="Table1.A1" office:value-type="string">
            <text:p text:style-name="P5">National quarterly estimate<text:bookmark text:name="cite_ref-21"/><text:a xlink:type="simple" xlink:href="https://en.wikipedia.org/wiki/List_of_countries_and_dependencies_by_population#cite_note-21" text:style-name="Internet_20_link" text:visited-style-name="Visited_20_Internet_20_Link">[20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20 </text:p>
          </table:table-cell>
          <table:table-cell table:style-name="Table1.A1" office:value-type="string">
            <text:p text:style-name="P5"><draw:frame draw:style-name="fr1" draw:name="Image20" text:anchor-type="as-char" svg:width="0.2398in" svg:height="0.1563in" draw:z-index="19"><draw:image xlink:href="Pictures/10000000000000170000000F5DFAEFE36B9FA557.png" xlink:type="simple" xlink:show="embed" xlink:actuate="onLoad" draw:mime-type="image/png"/></draw:frame> <text:a xlink:type="simple" xlink:href="https://en.wikipedia.org/wiki/Demographics_of_France" text:style-name="Internet_20_link" text:visited-style-name="Visited_20_Internet_20_Link">France</text:a></text:p>
          </table:table-cell>
          <table:table-cell table:style-name="Table1.A1" office:value-type="string">
            <text:p text:style-name="P7">68,042,591</text:p>
          </table:table-cell>
          <table:table-cell table:style-name="Table1.A1" office:value-type="string">
            <text:p text:style-name="P7">0.849% </text:p>
          </table:table-cell>
          <table:table-cell table:style-name="Table1.A1" office:value-type="string">
            <text:p text:style-name="Table_20_Contents">1 Jan 2023</text:p>
          </table:table-cell>
          <table:table-cell table:style-name="Table1.A1" office:value-type="string">
            <text:p text:style-name="P5">Official estimate<text:bookmark text:name="cite_ref-22"/><text:a xlink:type="simple" xlink:href="https://en.wikipedia.org/wiki/List_of_countries_and_dependencies_by_population#cite_note-22" text:style-name="Internet_20_link" text:visited-style-name="Visited_20_Internet_20_Link">[21]</text:a></text:p>
          </table:table-cell>
          <table:table-cell table:style-name="Table1.A1" office:value-type="string">
            <text:p text:style-name="Table_20_Contents">Includes the integral 18 <text:a xlink:type="simple" xlink:href="https://en.wikipedia.org/wiki/Regions_of_France" text:style-name="Internet_20_link" text:visited-style-name="Visited_20_Internet_20_Link">regions of France</text:a> (including 5 <text:a xlink:type="simple" xlink:href="https://en.wikipedia.org/wiki/Overseas_departments_and_regions_of_France" text:style-name="Internet_20_link" text:visited-style-name="Visited_20_Internet_20_Link">overseas departments and regions</text:a>). Does not include France's 5 <text:a xlink:type="simple" xlink:href="https://en.wikipedia.org/wiki/Overseas_collectivity" text:style-name="Internet_20_link" text:visited-style-name="Visited_20_Internet_20_Link">overseas collectivities</text:a>: <text:a xlink:type="simple" xlink:href="https://en.wikipedia.org/wiki/French_Polynesia" text:style-name="Internet_20_link" text:visited-style-name="Visited_20_Internet_20_Link">French Polynesia</text:a>, <text:a xlink:type="simple" xlink:href="https://en.wikipedia.org/wiki/Saint_Barthélemy" text:style-name="Internet_20_link" text:visited-style-name="Visited_20_Internet_20_Link">Saint Barthélemy</text:a>, <text:a xlink:type="simple" xlink:href="https://en.wikipedia.org/wiki/Collectivity_of_Saint_Martin" text:style-name="Internet_20_link" text:visited-style-name="Visited_20_Internet_20_Link">Saint Martin</text:a>, <text:a xlink:type="simple" xlink:href="https://en.wikipedia.org/wiki/Saint_Pierre_and_Miquelon" text:style-name="Internet_20_link" text:visited-style-name="Visited_20_Internet_20_Link">Saint Pierre and Miquelon</text:a>, and <text:a xlink:type="simple" xlink:href="https://en.wikipedia.org/wiki/Wallis_and_Futuna" text:style-name="Internet_20_link" text:visited-style-name="Visited_20_Internet_20_Link">Wallis and Futuna</text:a>, and the sui generis collectivity of <text:a xlink:type="simple" xlink:href="https://en.wikipedia.org/wiki/New_Caledonia" text:style-name="Internet_20_link" text:visited-style-name="Visited_20_Internet_20_Link">New Caledonia</text:a>, which are shown separately.<text:bookmark text:name="cite_ref-23"/><text:a xlink:type="simple" xlink:href="https://en.wikipedia.org/wiki/List_of_countries_and_dependencies_by_population#cite_note-23" text:style-name="Internet_20_link" text:visited-style-name="Visited_20_Internet_20_Link">[22]</text:a> </text:p>
          </table:table-cell>
        </table:table-row>
        <text:soft-page-break/>
        <table:table-row>
          <table:table-cell table:style-name="Table1.A1" office:value-type="string">
            <text:p text:style-name="Table_20_Heading">21 </text:p>
          </table:table-cell>
          <table:table-cell table:style-name="Table1.A1" office:value-type="string">
            <text:p text:style-name="P5"><draw:frame draw:style-name="fr1" draw:name="Image21" text:anchor-type="as-char" svg:width="0.2398in" svg:height="0.1252in" draw:z-index="20"><draw:image xlink:href="Pictures/10000000000000170000000C311DA45B5BC42EF0.png" xlink:type="simple" xlink:show="embed" xlink:actuate="onLoad" draw:mime-type="image/png"/></draw:frame> <text:a xlink:type="simple" xlink:href="https://en.wikipedia.org/wiki/Demography_of_the_United_Kingdom" text:style-name="Internet_20_link" text:visited-style-name="Visited_20_Internet_20_Link">United Kingdom</text:a></text:p>
          </table:table-cell>
          <table:table-cell table:style-name="Table1.A1" office:value-type="string">
            <text:p text:style-name="P7">67,026,292</text:p>
          </table:table-cell>
          <table:table-cell table:style-name="Table1.A1" office:value-type="string">
            <text:p text:style-name="P7">0.836% </text:p>
          </table:table-cell>
          <table:table-cell table:style-name="Table1.A1" office:value-type="string">
            <text:p text:style-name="Table_20_Contents">30 Jun 2021</text:p>
          </table:table-cell>
          <table:table-cell table:style-name="Table1.A1" office:value-type="string">
            <text:p text:style-name="P5">Official estimate<text:bookmark text:name="cite_ref-24"/><text:a xlink:type="simple" xlink:href="https://en.wikipedia.org/wiki/List_of_countries_and_dependencies_by_population#cite_note-24" text:style-name="Internet_20_link" text:visited-style-name="Visited_20_Internet_20_Link">[23]</text:a></text:p>
          </table:table-cell>
          <table:table-cell table:style-name="Table1.A1" office:value-type="string">
            <text:p text:style-name="Table_20_Contents">Excludes the 3 <text:a xlink:type="simple" xlink:href="https://en.wikipedia.org/wiki/Crown_Dependencies" text:style-name="Internet_20_link" text:visited-style-name="Visited_20_Internet_20_Link">British Crown Dependencies</text:a> and the 14 <text:a xlink:type="simple" xlink:href="https://en.wikipedia.org/wiki/British_Overseas_Territories" text:style-name="Internet_20_link" text:visited-style-name="Visited_20_Internet_20_Link">British Overseas Territories</text:a> listed separately. Four British Overseas Territories are not listed due to their extraordinary nature.<text:bookmark text:name="cite_ref-25"/><text:a xlink:type="simple" xlink:href="https://en.wikipedia.org/wiki/List_of_countries_and_dependencies_by_population#cite_note-25" text:style-name="Internet_20_link" text:visited-style-name="Visited_20_Internet_20_Link">[24]</text:a> </text:p>
          </table:table-cell>
        </table:table-row>
        <table:table-row>
          <table:table-cell table:style-name="Table1.A1" office:value-type="string">
            <text:p text:style-name="Table_20_Heading">22 </text:p>
          </table:table-cell>
          <table:table-cell table:style-name="Table1.A1" office:value-type="string">
            <text:p text:style-name="P5"><draw:frame draw:style-name="fr1" draw:name="Image22" text:anchor-type="as-char" svg:width="0.2398in" svg:height="0.1563in" draw:z-index="21"><draw:image xlink:href="Pictures/10000000000000170000000F1FE9BA83FECFD5F5.png" xlink:type="simple" xlink:show="embed" xlink:actuate="onLoad" draw:mime-type="image/png"/></draw:frame> <text:a xlink:type="simple" xlink:href="https://en.wikipedia.org/wiki/Demographics_of_Thailand" text:style-name="Internet_20_link" text:visited-style-name="Visited_20_Internet_20_Link">Thailand</text:a></text:p>
          </table:table-cell>
          <table:table-cell table:style-name="Table1.A1" office:value-type="string">
            <text:p text:style-name="P7">66,901,680</text:p>
          </table:table-cell>
          <table:table-cell table:style-name="Table1.A1" office:value-type="string">
            <text:p text:style-name="P7">0.835%</text:p>
          </table:table-cell>
          <table:table-cell table:style-name="Table1.A1" office:value-type="string">
            <text:p text:style-name="Table_20_Contents">4 Mar 2023 </text:p>
          </table:table-cell>
          <table:table-cell table:style-name="Table1.A1" office:value-type="string">
            <text:p text:style-name="P5">National population clock<text:bookmark text:name="cite_ref-26"/><text:a xlink:type="simple" xlink:href="https://en.wikipedia.org/wiki/List_of_countries_and_dependencies_by_population#cite_note-26" text:style-name="Internet_20_link" text:visited-style-name="Visited_20_Internet_20_Link">[25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23 </text:p>
          </table:table-cell>
          <table:table-cell table:style-name="Table1.A1" office:value-type="string">
            <text:p text:style-name="P5"><draw:frame draw:style-name="fr1" draw:name="Image23" text:anchor-type="as-char" svg:width="0.2398in" svg:height="0.1563in" draw:z-index="22"><draw:image xlink:href="Pictures/10000000000000170000000F280F51F125A43ADE.png" xlink:type="simple" xlink:show="embed" xlink:actuate="onLoad" draw:mime-type="image/png"/></draw:frame> <text:a xlink:type="simple" xlink:href="https://en.wikipedia.org/wiki/Demographics_of_Tanzania" text:style-name="Internet_20_link" text:visited-style-name="Visited_20_Internet_20_Link">Tanzania</text:a></text:p>
          </table:table-cell>
          <table:table-cell table:style-name="Table1.A1" office:value-type="string">
            <text:p text:style-name="P7">61,741,120</text:p>
          </table:table-cell>
          <table:table-cell table:style-name="Table1.A1" office:value-type="string">
            <text:p text:style-name="P7">0.770% </text:p>
          </table:table-cell>
          <table:table-cell table:style-name="Table1.A1" office:value-type="string">
            <text:p text:style-name="Table_20_Contents">23 Aug 2022</text:p>
          </table:table-cell>
          <table:table-cell table:style-name="Table1.A1" office:value-type="string">
            <text:p text:style-name="P5">Census results<text:bookmark text:name="cite_ref-27"/><text:a xlink:type="simple" xlink:href="https://en.wikipedia.org/wiki/List_of_countries_and_dependencies_by_population#cite_note-27" text:style-name="Internet_20_link" text:visited-style-name="Visited_20_Internet_20_Link">[26]</text:a></text:p>
          </table:table-cell>
          <table:table-cell table:style-name="Table1.A1" office:value-type="string">
            <text:p text:style-name="Table_20_Contents">Includes <text:a xlink:type="simple" xlink:href="https://en.wikipedia.org/wiki/Zanzibar" text:style-name="Internet_20_link" text:visited-style-name="Visited_20_Internet_20_Link">Zanzibar</text:a>. </text:p>
          </table:table-cell>
        </table:table-row>
        <table:table-row>
          <table:table-cell table:style-name="Table1.A1" office:value-type="string">
            <text:p text:style-name="Table_20_Heading">24 </text:p>
          </table:table-cell>
          <table:table-cell table:style-name="Table1.A1" office:value-type="string">
            <text:p text:style-name="P5"><draw:frame draw:style-name="fr1" draw:name="Image24" text:anchor-type="as-char" svg:width="0.2398in" svg:height="0.1563in" draw:z-index="23"><draw:image xlink:href="Pictures/10000000000000170000000FA87C166BF3407097.png" xlink:type="simple" xlink:show="embed" xlink:actuate="onLoad" draw:mime-type="image/png"/></draw:frame> <text:a xlink:type="simple" xlink:href="https://en.wikipedia.org/wiki/Demographics_of_South_Africa" text:style-name="Internet_20_link" text:visited-style-name="Visited_20_Internet_20_Link">South Africa</text:a></text:p>
          </table:table-cell>
          <table:table-cell table:style-name="Table1.A1" office:value-type="string">
            <text:p text:style-name="P7">60,604,992</text:p>
          </table:table-cell>
          <table:table-cell table:style-name="Table1.A1" office:value-type="string">
            <text:p text:style-name="P7">0.756% </text:p>
          </table:table-cell>
          <table:table-cell table:style-name="Table1.A1" office:value-type="string">
            <text:p text:style-name="Table_20_Contents">1 Jul 2022</text:p>
          </table:table-cell>
          <table:table-cell table:style-name="Table1.A1" office:value-type="string">
            <text:p text:style-name="P5">Official estimate<text:bookmark text:name="cite_ref-28"/><text:a xlink:type="simple" xlink:href="https://en.wikipedia.org/wiki/List_of_countries_and_dependencies_by_population#cite_note-28" text:style-name="Internet_20_link" text:visited-style-name="Visited_20_Internet_20_Link">[27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25 </text:p>
          </table:table-cell>
          <table:table-cell table:style-name="Table1.A1" office:value-type="string">
            <text:p text:style-name="P5"><draw:frame draw:style-name="fr1" draw:name="Image25" text:anchor-type="as-char" svg:width="0.2398in" svg:height="0.1563in" draw:z-index="24"><draw:image xlink:href="Pictures/10000001000000170000000F8173ABF63EF8747F.png" xlink:type="simple" xlink:show="embed" xlink:actuate="onLoad" draw:mime-type="image/png"/></draw:frame> <text:a xlink:type="simple" xlink:href="https://en.wikipedia.org/wiki/Demographics_of_Italy" text:style-name="Internet_20_link" text:visited-style-name="Visited_20_Internet_20_Link">Italy</text:a></text:p>
          </table:table-cell>
          <table:table-cell table:style-name="Table1.A1" office:value-type="string">
            <text:p text:style-name="P7">58,887,359</text:p>
          </table:table-cell>
          <table:table-cell table:style-name="Table1.A1" office:value-type="string">
            <text:p text:style-name="P7">0.735% </text:p>
          </table:table-cell>
          <table:table-cell table:style-name="Table1.A1" office:value-type="string">
            <text:p text:style-name="Table_20_Contents">31 Oct 2022</text:p>
          </table:table-cell>
          <table:table-cell table:style-name="Table1.A1" office:value-type="string">
            <text:p text:style-name="P5">Monthly national estimate<text:bookmark text:name="cite_ref-29"/><text:a xlink:type="simple" xlink:href="https://en.wikipedia.org/wiki/List_of_countries_and_dependencies_by_population#cite_note-29" text:style-name="Internet_20_link" text:visited-style-name="Visited_20_Internet_20_Link">[28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26 </text:p>
          </table:table-cell>
          <table:table-cell table:style-name="Table1.A1" office:value-type="string">
            <text:p text:style-name="P5"><draw:frame draw:style-name="fr1" draw:name="Image26" text:anchor-type="as-char" svg:width="0.2398in" svg:height="0.1563in" draw:z-index="25"><draw:image xlink:href="Pictures/10000000000000170000000F5F17F512AFCC55E6.png" xlink:type="simple" xlink:show="embed" xlink:actuate="onLoad" draw:mime-type="image/png"/></draw:frame> <text:a xlink:type="simple" xlink:href="https://en.wikipedia.org/wiki/Demographics_of_Myanmar" text:style-name="Internet_20_link" text:visited-style-name="Visited_20_Internet_20_Link">Myanmar</text:a></text:p>
          </table:table-cell>
          <table:table-cell table:style-name="Table1.A1" office:value-type="string">
            <text:p text:style-name="P7">55,294,979</text:p>
          </table:table-cell>
          <table:table-cell table:style-name="Table1.A1" office:value-type="string">
            <text:p text:style-name="P7">0.690% </text:p>
          </table:table-cell>
          <table:table-cell table:style-name="Table1.A1" office:value-type="string">
            <text:p text:style-name="Table_20_Contents">1 Jul 2021</text:p>
          </table:table-cell>
          <table:table-cell table:style-name="Table1.A1" office:value-type="string">
            <text:p text:style-name="P5">National annual projection<text:bookmark text:name="cite_ref-30"/><text:a xlink:type="simple" xlink:href="https://en.wikipedia.org/wiki/List_of_countries_and_dependencies_by_population#cite_note-30" text:style-name="Internet_20_link" text:visited-style-name="Visited_20_Internet_20_Link">[29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27 </text:p>
          </table:table-cell>
          <table:table-cell table:style-name="Table1.A1" office:value-type="string">
            <text:p text:style-name="P5"><draw:frame draw:style-name="fr1" draw:name="Image27" text:anchor-type="as-char" svg:width="0.2398in" svg:height="0.1563in" draw:z-index="26"><draw:image xlink:href="Pictures/10000000000000170000000F9A04CFA5B0F8B727.png" xlink:type="simple" xlink:show="embed" xlink:actuate="onLoad" draw:mime-type="image/png"/></draw:frame> <text:a xlink:type="simple" xlink:href="https://en.wikipedia.org/wiki/Demographics_of_South_Korea" text:style-name="Internet_20_link" text:visited-style-name="Visited_20_Internet_20_Link">South Korea</text:a></text:p>
          </table:table-cell>
          <table:table-cell table:style-name="Table1.A1" office:value-type="string">
            <text:p text:style-name="P7">51,439,038</text:p>
          </table:table-cell>
          <table:table-cell table:style-name="Table1.A1" office:value-type="string">
            <text:p text:style-name="P7">0.642% </text:p>
          </table:table-cell>
          <table:table-cell table:style-name="Table1.A1" office:value-type="string">
            <text:p text:style-name="Table_20_Contents">31 Dec 2022</text:p>
          </table:table-cell>
          <table:table-cell table:style-name="Table1.A1" office:value-type="string">
            <text:p text:style-name="P5">Official estimate<text:bookmark text:name="cite_ref-31"/><text:a xlink:type="simple" xlink:href="https://en.wikipedia.org/wiki/List_of_countries_and_dependencies_by_population#cite_note-31" text:style-name="Internet_20_link" text:visited-style-name="Visited_20_Internet_20_Link">[30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28 </text:p>
          </table:table-cell>
          <table:table-cell table:style-name="Table1.A1" office:value-type="string">
            <text:p text:style-name="P5"><draw:frame draw:style-name="fr1" draw:name="Image28" text:anchor-type="as-char" svg:width="0.2398in" svg:height="0.1563in" draw:z-index="27"><draw:image xlink:href="Pictures/10000000000000170000000FB3A305E77BE68E22.png" xlink:type="simple" xlink:show="embed" xlink:actuate="onLoad" draw:mime-type="image/png"/></draw:frame> <text:a xlink:type="simple" xlink:href="https://en.wikipedia.org/wiki/Demographics_of_Colombia" text:style-name="Internet_20_link" text:visited-style-name="Visited_20_Internet_20_Link">Colombia</text:a></text:p>
          </table:table-cell>
          <table:table-cell table:style-name="Table1.A1" office:value-type="string">
            <text:p text:style-name="P7">51,049,498</text:p>
          </table:table-cell>
          <table:table-cell table:style-name="Table1.A1" office:value-type="string">
            <text:p text:style-name="P7">0.637% </text:p>
          </table:table-cell>
          <table:table-cell table:style-name="Table1.A1" office:value-type="string">
            <text:p text:style-name="Table_20_Contents">30 Jun 2021</text:p>
          </table:table-cell>
          <table:table-cell table:style-name="Table1.A1" office:value-type="string">
            <text:p text:style-name="P5">Official projection<text:bookmark text:name="cite_ref-32"/><text:a xlink:type="simple" xlink:href="https://en.wikipedia.org/wiki/List_of_countries_and_dependencies_by_population#cite_note-32" text:style-name="Internet_20_link" text:visited-style-name="Visited_20_Internet_20_Link">[31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29 </text:p>
          </table:table-cell>
          <table:table-cell table:style-name="Table1.A1" office:value-type="string">
            <text:p text:style-name="P5"><draw:frame draw:style-name="fr1" draw:name="Image29" text:anchor-type="as-char" svg:width="0.2398in" svg:height="0.1563in" draw:z-index="28"><draw:image xlink:href="Pictures/10000000000000170000000F96C057F5372BD7C1.png" xlink:type="simple" xlink:show="embed" xlink:actuate="onLoad" draw:mime-type="image/png"/></draw:frame> <text:a xlink:type="simple" xlink:href="https://en.wikipedia.org/wiki/Demographics_of_Spain" text:style-name="Internet_20_link" text:visited-style-name="Visited_20_Internet_20_Link">Spain</text:a></text:p>
          </table:table-cell>
          <table:table-cell table:style-name="Table1.A1" office:value-type="string">
            <text:p text:style-name="P7">47,615,034</text:p>
          </table:table-cell>
          <table:table-cell table:style-name="Table1.A1" office:value-type="string">
            <text:p text:style-name="P7">0.594% </text:p>
          </table:table-cell>
          <table:table-cell table:style-name="Table1.A1" office:value-type="string">
            <text:p text:style-name="Table_20_Contents">1 Jul 2022</text:p>
          </table:table-cell>
          <table:table-cell table:style-name="Table1.A1" office:value-type="string">
            <text:p text:style-name="P5">Official estimate<text:bookmark text:name="cite_ref-33"/><text:a xlink:type="simple" xlink:href="https://en.wikipedia.org/wiki/List_of_countries_and_dependencies_by_population#cite_note-33" text:style-name="Internet_20_link" text:visited-style-name="Visited_20_Internet_20_Link">[32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30 </text:p>
          </table:table-cell>
          <table:table-cell table:style-name="Table1.A1" office:value-type="string">
            <text:p text:style-name="P5"><draw:frame draw:style-name="fr1" draw:name="Image30" text:anchor-type="as-char" svg:width="0.2398in" svg:height="0.1563in" draw:z-index="29"><draw:image xlink:href="Pictures/10000000000000170000000F2DA10104D0DB4916.png" xlink:type="simple" xlink:show="embed" xlink:actuate="onLoad" draw:mime-type="image/png"/></draw:frame> <text:a xlink:type="simple" xlink:href="https://en.wikipedia.org/wiki/Demographics_of_Kenya" text:style-name="Internet_20_link" text:visited-style-name="Visited_20_Internet_20_Link">Kenya</text:a></text:p>
          </table:table-cell>
          <table:table-cell table:style-name="Table1.A1" office:value-type="string">
            <text:p text:style-name="P7">47,564,296</text:p>
          </table:table-cell>
          <table:table-cell table:style-name="Table1.A1" office:value-type="string">
            <text:p text:style-name="P7">0.593% </text:p>
          </table:table-cell>
          <table:table-cell table:style-name="Table1.A1" office:value-type="string">
            <text:p text:style-name="Table_20_Contents">31 Aug 2019</text:p>
          </table:table-cell>
          <table:table-cell table:style-name="Table1.A1" office:value-type="string">
            <text:p text:style-name="P5">2019 census result<text:bookmark text:name="cite_ref-34"/><text:a xlink:type="simple" xlink:href="https://en.wikipedia.org/wiki/List_of_countries_and_dependencies_by_population#cite_note-34" text:style-name="Internet_20_link" text:visited-style-name="Visited_20_Internet_20_Link">[33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31 </text:p>
          </table:table-cell>
          <table:table-cell table:style-name="Table1.A1" office:value-type="string">
            <text:p text:style-name="P5"><draw:frame draw:style-name="fr1" draw:name="Image31" text:anchor-type="as-char" svg:width="0.2398in" svg:height="0.1457in" draw:z-index="30"><draw:image xlink:href="Pictures/10000000000000170000000E94F5B7E8FAC49BA8.png" xlink:type="simple" xlink:show="embed" xlink:actuate="onLoad" draw:mime-type="image/png"/></draw:frame> <text:a xlink:type="simple" xlink:href="https://en.wikipedia.org/wiki/Demographics_of_Argentina" text:style-name="Internet_20_link" text:visited-style-name="Visited_20_Internet_20_Link">Argentina</text:a></text:p>
          </table:table-cell>
          <table:table-cell table:style-name="Table1.A1" office:value-type="string">
            <text:p text:style-name="P7">46,044,703</text:p>
          </table:table-cell>
          <table:table-cell table:style-name="Table1.A1" office:value-type="string">
            <text:p text:style-name="P7">0.574% </text:p>
          </table:table-cell>
          <table:table-cell table:style-name="Table1.A1" office:value-type="string">
            <text:p text:style-name="Table_20_Contents">18 May 2022</text:p>
          </table:table-cell>
          <table:table-cell table:style-name="Table1.A1" office:value-type="string">
            <text:p text:style-name="P5">2022 census preliminary result<text:bookmark text:name="cite_ref-35"/><text:a xlink:type="simple" xlink:href="https://en.wikipedia.org/wiki/List_of_countries_and_dependencies_by_population#cite_note-35" text:style-name="Internet_20_link" text:visited-style-name="Visited_20_Internet_20_Link">[34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32 </text:p>
          </table:table-cell>
          <table:table-cell table:style-name="Table1.A1" office:value-type="string">
            <text:p text:style-name="P5"><draw:frame draw:style-name="fr1" draw:name="Image32" text:anchor-type="as-char" svg:width="0.2398in" svg:height="0.1563in" draw:z-index="31"><draw:image xlink:href="Pictures/10000000000000170000000FE86A661CF704E870.png" xlink:type="simple" xlink:show="embed" xlink:actuate="onLoad" draw:mime-type="image/png"/></draw:frame> <text:a xlink:type="simple" xlink:href="https://en.wikipedia.org/wiki/Demographics_of_Algeria" text:style-name="Internet_20_link" text:visited-style-name="Visited_20_Internet_20_Link">Algeria</text:a></text:p>
          </table:table-cell>
          <table:table-cell table:style-name="Table1.A1" office:value-type="string">
            <text:p text:style-name="P7">45,400,000</text:p>
          </table:table-cell>
          <table:table-cell table:style-name="Table1.A1" office:value-type="string">
            <text:p text:style-name="P7">0.566% </text:p>
          </table:table-cell>
          <table:table-cell table:style-name="Table1.A1" office:value-type="string">
            <text:p text:style-name="Table_20_Contents">1 Jan 2022</text:p>
          </table:table-cell>
          <table:table-cell table:style-name="Table1.A1" office:value-type="string">
            <text:p text:style-name="P5">Official estimate<text:bookmark text:name="cite_ref-36"/><text:a xlink:type="simple" xlink:href="https://en.wikipedia.org/wiki/List_of_countries_and_dependencies_by_population#cite_note-36" text:style-name="Internet_20_link" text:visited-style-name="Visited_20_Internet_20_Link">[35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33 </text:p>
          </table:table-cell>
          <table:table-cell table:style-name="Table1.A1" office:value-type="string">
            <text:p text:style-name="P5"><draw:frame draw:style-name="fr1" draw:name="Image33" text:anchor-type="as-char" svg:width="0.2398in" svg:height="0.1252in" draw:z-index="32"><draw:image xlink:href="Pictures/10000000000000170000000C44D4ACD03F66E1EB.png" xlink:type="simple" xlink:show="embed" xlink:actuate="onLoad" draw:mime-type="image/png"/></draw:frame> <text:a xlink:type="simple" xlink:href="https://en.wikipedia.org/wiki/Demographics_of_Sudan" text:style-name="Internet_20_link" text:visited-style-name="Visited_20_Internet_20_Link">Sudan</text:a></text:p>
          </table:table-cell>
          <table:table-cell table:style-name="Table1.A1" office:value-type="string">
            <text:p text:style-name="P7">45,202,050</text:p>
          </table:table-cell>
          <table:table-cell table:style-name="Table1.A1" office:value-type="string">
            <text:p text:style-name="P7">0.564% </text:p>
          </table:table-cell>
          <table:table-cell table:style-name="Table1.A1" office:value-type="string">
            <text:p text:style-name="Table_20_Contents">4 Mar 2023</text:p>
          </table:table-cell>
          <table:table-cell table:style-name="Table1.A1" office:value-type="string">
            <text:p text:style-name="P5">National population clock<text:bookmark text:name="cite_ref-37"/><text:a xlink:type="simple" xlink:href="https://en.wikipedia.org/wiki/List_of_countries_and_dependencies_by_population#cite_note-37" text:style-name="Internet_20_link" text:visited-style-name="Visited_20_Internet_20_Link">[36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34 </text:p>
          </table:table-cell>
          <table:table-cell table:style-name="Table1.A1" office:value-type="string">
            <text:p text:style-name="P5"><draw:frame draw:style-name="fr1" draw:name="Image34" text:anchor-type="as-char" svg:width="0.2398in" svg:height="0.1563in" draw:z-index="33"><draw:image xlink:href="Pictures/10000000000000170000000F1B2FF07E696F635F.png" xlink:type="simple" xlink:show="embed" xlink:actuate="onLoad" draw:mime-type="image/png"/></draw:frame> <text:a xlink:type="simple" xlink:href="https://en.wikipedia.org/wiki/Demographics_of_Uganda" text:style-name="Internet_20_link" text:visited-style-name="Visited_20_Internet_20_Link">Uganda</text:a></text:p>
          </table:table-cell>
          <table:table-cell table:style-name="Table1.A1" office:value-type="string">
            <text:p text:style-name="P7">42,885,900</text:p>
          </table:table-cell>
          <table:table-cell table:style-name="Table1.A1" office:value-type="string">
            <text:p text:style-name="P7">0.535% </text:p>
          </table:table-cell>
          <table:table-cell table:style-name="Table1.A1" office:value-type="string">
            <text:p text:style-name="Table_20_Contents">1 Jul <text:soft-page-break/>2021</text:p>
          </table:table-cell>
          <table:table-cell table:style-name="Table1.A1" office:value-type="string">
            <text:p text:style-name="P5">Official <text:soft-page-break/>projection<text:bookmark text:name="cite_ref-38"/><text:a xlink:type="simple" xlink:href="https://en.wikipedia.org/wiki/List_of_countries_and_dependencies_by_population#cite_note-38" text:style-name="Internet_20_link" text:visited-style-name="Visited_20_Internet_20_Link">[37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35 </text:p>
          </table:table-cell>
          <table:table-cell table:style-name="Table1.A1" office:value-type="string">
            <text:p text:style-name="P5"><draw:frame draw:style-name="fr1" draw:name="Image35" text:anchor-type="as-char" svg:width="0.2398in" svg:height="0.1563in" draw:z-index="34"><draw:image xlink:href="Pictures/10000000000000170000000FFDCAEA08016E46D8.png" xlink:type="simple" xlink:show="embed" xlink:actuate="onLoad" draw:mime-type="image/png"/></draw:frame> <text:a xlink:type="simple" xlink:href="https://en.wikipedia.org/wiki/Demographics_of_Iraq" text:style-name="Internet_20_link" text:visited-style-name="Visited_20_Internet_20_Link">Iraq</text:a></text:p>
          </table:table-cell>
          <table:table-cell table:style-name="Table1.A1" office:value-type="string">
            <text:p text:style-name="P7">41,190,700</text:p>
          </table:table-cell>
          <table:table-cell table:style-name="Table1.A1" office:value-type="string">
            <text:p text:style-name="P7">0.514% </text:p>
          </table:table-cell>
          <table:table-cell table:style-name="Table1.A1" office:value-type="string">
            <text:p text:style-name="Table_20_Contents">1 Jul 2021</text:p>
          </table:table-cell>
          <table:table-cell table:style-name="Table1.A1" office:value-type="string">
            <text:p text:style-name="P5">Official estimate<text:bookmark text:name="cite_ref-39"/><text:a xlink:type="simple" xlink:href="https://en.wikipedia.org/wiki/List_of_countries_and_dependencies_by_population#cite_note-39" text:style-name="Internet_20_link" text:visited-style-name="Visited_20_Internet_20_Link">[38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36 </text:p>
          </table:table-cell>
          <table:table-cell table:style-name="Table1.A1" office:value-type="string">
            <text:p text:style-name="P5"><draw:frame draw:style-name="fr1" draw:name="Image36" text:anchor-type="as-char" svg:width="0.2398in" svg:height="0.1563in" draw:z-index="35"><draw:image xlink:href="Pictures/10000000000000170000000FB2407BF81AD45C67.png" xlink:type="simple" xlink:show="embed" xlink:actuate="onLoad" draw:mime-type="image/png"/></draw:frame> <text:a xlink:type="simple" xlink:href="https://en.wikipedia.org/wiki/Demographics_of_Ukraine" text:style-name="Internet_20_link" text:visited-style-name="Visited_20_Internet_20_Link">Ukraine</text:a></text:p>
          </table:table-cell>
          <table:table-cell table:style-name="Table1.A1" office:value-type="string">
            <text:p text:style-name="P7">41,130,432</text:p>
          </table:table-cell>
          <table:table-cell table:style-name="Table1.A1" office:value-type="string">
            <text:p text:style-name="P7">0.513% </text:p>
          </table:table-cell>
          <table:table-cell table:style-name="Table1.A1" office:value-type="string">
            <text:p text:style-name="Table_20_Contents">1 Feb 2022</text:p>
          </table:table-cell>
          <table:table-cell table:style-name="Table1.A1" office:value-type="string">
            <text:p text:style-name="P5">National monthly estimate<text:bookmark text:name="cite_ref-40"/><text:a xlink:type="simple" xlink:href="https://en.wikipedia.org/wiki/List_of_countries_and_dependencies_by_population#cite_note-40" text:style-name="Internet_20_link" text:visited-style-name="Visited_20_Internet_20_Link">[39]</text:a></text:p>
          </table:table-cell>
          <table:table-cell table:style-name="Table1.A1" office:value-type="string">
            <text:p text:style-name="Table_20_Contents">Excluding the <text:a xlink:type="simple" xlink:href="https://en.wikipedia.org/wiki/Autonomous_Republic_of_Crimea" text:style-name="Internet_20_link" text:visited-style-name="Visited_20_Internet_20_Link">Autonomous Republic of Crimea</text:a> and the city of <text:a xlink:type="simple" xlink:href="https://en.wikipedia.org/wiki/Sevastopol" text:style-name="Internet_20_link" text:visited-style-name="Visited_20_Internet_20_Link">Sevastopol</text:a>, Ukraine's <text:span text:style-name="T2">de jure</text:span> territory which is occupied by Russia (however including the <text:a xlink:type="simple" xlink:href="https://en.wikipedia.org/wiki/Donbas" text:style-name="Internet_20_link" text:visited-style-name="Visited_20_Internet_20_Link">Donbas</text:a> region, <text:a xlink:type="simple" xlink:href="https://en.wikipedia.org/wiki/2022_Russian_invasion_of_Ukraine" text:style-name="Internet_20_link" text:visited-style-name="Visited_20_Internet_20_Link">partly occupied by Russia</text:a>). </text:p>
          </table:table-cell>
        </table:table-row>
        <table:table-row>
          <table:table-cell table:style-name="Table1.A1" office:value-type="string">
            <text:p text:style-name="Table_20_Heading">37 </text:p>
          </table:table-cell>
          <table:table-cell table:style-name="Table1.A1" office:value-type="string">
            <text:p text:style-name="P5"><draw:frame draw:style-name="fr1" draw:name="Image37" text:anchor-type="as-char" svg:width="0.2398in" svg:height="0.1252in" draw:z-index="36"><draw:image xlink:href="Pictures/10000001000000170000000CC68B1024F32BA62F.png" xlink:type="simple" xlink:show="embed" xlink:actuate="onLoad" draw:mime-type="image/png"/></draw:frame> <text:a xlink:type="simple" xlink:href="https://en.wikipedia.org/wiki/Population_of_Canada" text:style-name="Internet_20_link" text:visited-style-name="Visited_20_Internet_20_Link">Canada</text:a></text:p>
          </table:table-cell>
          <table:table-cell table:style-name="Table1.A1" office:value-type="string">
            <text:p text:style-name="P7">39,135,885</text:p>
          </table:table-cell>
          <table:table-cell table:style-name="Table1.A1" office:value-type="string">
            <text:p text:style-name="P7">0.488%</text:p>
          </table:table-cell>
          <table:table-cell table:style-name="Table1.A1" office:value-type="string">
            <text:p text:style-name="Table_20_Contents">4 Mar 2023 </text:p>
          </table:table-cell>
          <table:table-cell table:style-name="Table1.A1" office:value-type="string">
            <text:p text:style-name="P5">National population clock<text:bookmark text:name="cite_ref-41"/><text:a xlink:type="simple" xlink:href="https://en.wikipedia.org/wiki/List_of_countries_and_dependencies_by_population#cite_note-41" text:style-name="Internet_20_link" text:visited-style-name="Visited_20_Internet_20_Link">[40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38 </text:p>
          </table:table-cell>
          <table:table-cell table:style-name="Table1.A1" office:value-type="string">
            <text:p text:style-name="P5"><draw:frame draw:style-name="fr1" draw:name="Image38" text:anchor-type="as-char" svg:width="0.2398in" svg:height="0.1457in" draw:z-index="37"><draw:image xlink:href="Pictures/10000000000000170000000ECFE0E377B386BF0B.png" xlink:type="simple" xlink:show="embed" xlink:actuate="onLoad" draw:mime-type="image/png"/></draw:frame> <text:a xlink:type="simple" xlink:href="https://en.wikipedia.org/wiki/Demographics_of_Poland" text:style-name="Internet_20_link" text:visited-style-name="Visited_20_Internet_20_Link">Poland</text:a></text:p>
          </table:table-cell>
          <table:table-cell table:style-name="Table1.A1" office:value-type="string">
            <text:p text:style-name="P7">37,767,000</text:p>
          </table:table-cell>
          <table:table-cell table:style-name="Table1.A1" office:value-type="string">
            <text:p text:style-name="P7">0.471% </text:p>
          </table:table-cell>
          <table:table-cell table:style-name="Table1.A1" office:value-type="string">
            <text:p text:style-name="Table_20_Contents">31 Dec 2022</text:p>
          </table:table-cell>
          <table:table-cell table:style-name="Table1.A1" office:value-type="string">
            <text:p text:style-name="P5">National monthly estimate<text:bookmark text:name="cite_ref-42"/><text:a xlink:type="simple" xlink:href="https://en.wikipedia.org/wiki/List_of_countries_and_dependencies_by_population#cite_note-42" text:style-name="Internet_20_link" text:visited-style-name="Visited_20_Internet_20_Link">[41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39 </text:p>
          </table:table-cell>
          <table:table-cell table:style-name="Table1.A1" office:value-type="string">
            <text:p text:style-name="P5"><draw:frame draw:style-name="fr1" draw:name="Image39" text:anchor-type="as-char" svg:width="0.2398in" svg:height="0.1563in" draw:z-index="38"><draw:image xlink:href="Pictures/10000000000000170000000F70A0CD8E160FA3FA.png" xlink:type="simple" xlink:show="embed" xlink:actuate="onLoad" draw:mime-type="image/png"/></draw:frame> <text:a xlink:type="simple" xlink:href="https://en.wikipedia.org/wiki/Demographics_of_Morocco" text:style-name="Internet_20_link" text:visited-style-name="Visited_20_Internet_20_Link">Morocco</text:a></text:p>
          </table:table-cell>
          <table:table-cell table:style-name="Table1.A1" office:value-type="string">
            <text:p text:style-name="P7">36,884,647</text:p>
          </table:table-cell>
          <table:table-cell table:style-name="Table1.A1" office:value-type="string">
            <text:p text:style-name="P7">0.460%</text:p>
          </table:table-cell>
          <table:table-cell table:style-name="Table1.A1" office:value-type="string">
            <text:p text:style-name="Table_20_Contents">4 Mar 2023 </text:p>
          </table:table-cell>
          <table:table-cell table:style-name="Table1.A1" office:value-type="string">
            <text:p text:style-name="P5">National population clock<text:bookmark text:name="cite_ref-43"/><text:a xlink:type="simple" xlink:href="https://en.wikipedia.org/wiki/List_of_countries_and_dependencies_by_population#cite_note-43" text:style-name="Internet_20_link" text:visited-style-name="Visited_20_Internet_20_Link">[42]</text:a></text:p>
          </table:table-cell>
          <table:table-cell table:style-name="Table1.A1" office:value-type="string">
            <text:p text:style-name="Table_20_Contents">Excluding the <text:a xlink:type="simple" xlink:href="https://en.wikipedia.org/wiki/Territorial_dispute" text:style-name="Internet_20_link" text:visited-style-name="Visited_20_Internet_20_Link">disputed territory</text:a> of <text:a xlink:type="simple" xlink:href="https://en.wikipedia.org/wiki/Western_Sahara" text:style-name="Internet_20_link" text:visited-style-name="Visited_20_Internet_20_Link">Western Sahara</text:a> (<text:a xlink:type="simple" xlink:href="https://en.wikipedia.org/wiki/Sahrawi_Arab_Democratic_Republic" text:style-name="Internet_20_link" text:visited-style-name="Visited_20_Internet_20_Link">Sahrawi Arab Democratic Republic</text:a>). </text:p>
          </table:table-cell>
        </table:table-row>
        <table:table-row>
          <table:table-cell table:style-name="Table1.A1" office:value-type="string">
            <text:p text:style-name="Table_20_Heading">40 </text:p>
          </table:table-cell>
          <table:table-cell table:style-name="Table1.A1" office:value-type="string">
            <text:p text:style-name="P5"><draw:frame draw:style-name="fr1" draw:name="Image40" text:anchor-type="as-char" svg:width="0.2398in" svg:height="0.1252in" draw:z-index="39"><draw:image xlink:href="Pictures/10000000000000170000000C6DDD6D6E5F393654.png" xlink:type="simple" xlink:show="embed" xlink:actuate="onLoad" draw:mime-type="image/png"/></draw:frame> <text:a xlink:type="simple" xlink:href="https://en.wikipedia.org/wiki/Demographics_of_Uzbekistan" text:style-name="Internet_20_link" text:visited-style-name="Visited_20_Internet_20_Link">Uzbekistan</text:a></text:p>
          </table:table-cell>
          <table:table-cell table:style-name="Table1.A1" office:value-type="string">
            <text:p text:style-name="P7">36,085,539</text:p>
          </table:table-cell>
          <table:table-cell table:style-name="Table1.A1" office:value-type="string">
            <text:p text:style-name="P7">0.450% </text:p>
          </table:table-cell>
          <table:table-cell table:style-name="Table1.A1" office:value-type="string">
            <text:p text:style-name="Table_20_Contents">4 Mar 2023</text:p>
          </table:table-cell>
          <table:table-cell table:style-name="Table1.A1" office:value-type="string">
            <text:p text:style-name="P5">National population clock<text:bookmark text:name="cite_ref-44"/><text:a xlink:type="simple" xlink:href="https://en.wikipedia.org/wiki/List_of_countries_and_dependencies_by_population#cite_note-44" text:style-name="Internet_20_link" text:visited-style-name="Visited_20_Internet_20_Link">[43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41 </text:p>
          </table:table-cell>
          <table:table-cell table:style-name="Table1.A1" office:value-type="string">
            <text:p text:style-name="P5"><draw:frame draw:style-name="fr1" draw:name="Image41" text:anchor-type="as-char" svg:width="0.2398in" svg:height="0.1563in" draw:z-index="40"><draw:image xlink:href="Pictures/10000000000000170000000F55D1483EC0D1B602.png" xlink:type="simple" xlink:show="embed" xlink:actuate="onLoad" draw:mime-type="image/png"/></draw:frame> <text:a xlink:type="simple" xlink:href="https://en.wikipedia.org/wiki/Demographics_of_Saudi_Arabia" text:style-name="Internet_20_link" text:visited-style-name="Visited_20_Internet_20_Link">Saudi Arabia</text:a></text:p>
          </table:table-cell>
          <table:table-cell table:style-name="Table1.A1" office:value-type="string">
            <text:p text:style-name="P7">34,110,821</text:p>
          </table:table-cell>
          <table:table-cell table:style-name="Table1.A1" office:value-type="string">
            <text:p text:style-name="P7">0.426% </text:p>
          </table:table-cell>
          <table:table-cell table:style-name="Table1.A1" office:value-type="string">
            <text:p text:style-name="Table_20_Contents">1 Jul 2021</text:p>
          </table:table-cell>
          <table:table-cell table:style-name="Table1.A1" office:value-type="string">
            <text:p text:style-name="P5">Official estimate<text:bookmark text:name="cite_ref-45"/><text:a xlink:type="simple" xlink:href="https://en.wikipedia.org/wiki/List_of_countries_and_dependencies_by_population#cite_note-45" text:style-name="Internet_20_link" text:visited-style-name="Visited_20_Internet_20_Link">[44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42 </text:p>
          </table:table-cell>
          <table:table-cell table:style-name="Table1.A1" office:value-type="string">
            <text:p text:style-name="P5"><draw:frame draw:style-name="fr1" draw:name="Image42" text:anchor-type="as-char" svg:width="0.2398in" svg:height="0.1563in" draw:z-index="41"><draw:image xlink:href="Pictures/10000000000000170000000F5E7C3E43EA82356F.png" xlink:type="simple" xlink:show="embed" xlink:actuate="onLoad" draw:mime-type="image/png"/></draw:frame> <text:a xlink:type="simple" xlink:href="https://en.wikipedia.org/wiki/Demographics_of_Yemen" text:style-name="Internet_20_link" text:visited-style-name="Visited_20_Internet_20_Link">Yemen</text:a></text:p>
          </table:table-cell>
          <table:table-cell table:style-name="Table1.A1" office:value-type="string">
            <text:p text:style-name="P7">33,697,000</text:p>
          </table:table-cell>
          <table:table-cell table:style-name="Table1.A1" office:value-type="string">
            <text:p text:style-name="P7">0.420% </text:p>
          </table:table-cell>
          <table:table-cell table:style-name="Table1.A1" office:value-type="string">
            <text:p text:style-name="Table_20_Contents">1 Jul 2022</text:p>
          </table:table-cell>
          <table:table-cell table:style-name="Table1.A1" office:value-type="string">
            <text:p text:style-name="P5">UN projection<text:bookmark text:name="cite_ref-unpop_4-4"/><text:a xlink:type="simple" xlink:href="https://en.wikipedia.org/wiki/List_of_countries_and_dependencies_by_population#cite_note-unpop-4" text:style-name="Internet_20_link" text:visited-style-name="Visited_20_Internet_20_Link">[3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43 </text:p>
          </table:table-cell>
          <table:table-cell table:style-name="Table1.A1" office:value-type="string">
            <text:p text:style-name="P5"><draw:frame draw:style-name="fr1" draw:name="Image43" text:anchor-type="as-char" svg:width="0.2398in" svg:height="0.1563in" draw:z-index="42"><draw:image xlink:href="Pictures/10000000000000170000000F0428726E0C041CDD.png" xlink:type="simple" xlink:show="embed" xlink:actuate="onLoad" draw:mime-type="image/png"/></draw:frame> <text:a xlink:type="simple" xlink:href="https://en.wikipedia.org/wiki/Demographics_of_Peru" text:style-name="Internet_20_link" text:visited-style-name="Visited_20_Internet_20_Link">Peru</text:a></text:p>
          </table:table-cell>
          <table:table-cell table:style-name="Table1.A1" office:value-type="string">
            <text:p text:style-name="P7">33,396,698</text:p>
          </table:table-cell>
          <table:table-cell table:style-name="Table1.A1" office:value-type="string">
            <text:p text:style-name="P7">0.417% </text:p>
          </table:table-cell>
          <table:table-cell table:style-name="Table1.A1" office:value-type="string">
            <text:p text:style-name="Table_20_Contents">1 Jul 2022</text:p>
          </table:table-cell>
          <table:table-cell table:style-name="Table1.A1" office:value-type="string">
            <text:p text:style-name="P5">National annual projection<text:bookmark text:name="cite_ref-46"/><text:a xlink:type="simple" xlink:href="https://en.wikipedia.org/wiki/List_of_countries_and_dependencies_by_population#cite_note-46" text:style-name="Internet_20_link" text:visited-style-name="Visited_20_Internet_20_Link">[45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44 </text:p>
          </table:table-cell>
          <table:table-cell table:style-name="Table1.A1" office:value-type="string">
            <text:p text:style-name="P5"><draw:frame draw:style-name="fr1" draw:name="Image44" text:anchor-type="as-char" svg:width="0.2398in" svg:height="0.1563in" draw:z-index="43"><draw:image xlink:href="Pictures/10000000000000170000000F95250E6185E57C4D.png" xlink:type="simple" xlink:show="embed" xlink:actuate="onLoad" draw:mime-type="image/png"/></draw:frame> <text:a xlink:type="simple" xlink:href="https://en.wikipedia.org/wiki/Demographics_of_Angola" text:style-name="Internet_20_link" text:visited-style-name="Visited_20_Internet_20_Link">Angola</text:a></text:p>
          </table:table-cell>
          <table:table-cell table:style-name="Table1.A1" office:value-type="string">
            <text:p text:style-name="P7">33,086,278</text:p>
          </table:table-cell>
          <table:table-cell table:style-name="Table1.A1" office:value-type="string">
            <text:p text:style-name="P7">0.413% </text:p>
          </table:table-cell>
          <table:table-cell table:style-name="Table1.A1" office:value-type="string">
            <text:p text:style-name="Table_20_Contents">30 Jun 2022</text:p>
          </table:table-cell>
          <table:table-cell table:style-name="Table1.A1" office:value-type="string">
            <text:p text:style-name="P5">National annual projection<text:bookmark text:name="cite_ref-47"/><text:a xlink:type="simple" xlink:href="https://en.wikipedia.org/wiki/List_of_countries_and_dependencies_by_population#cite_note-47" text:style-name="Internet_20_link" text:visited-style-name="Visited_20_Internet_20_Link">[46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45 </text:p>
          </table:table-cell>
          <table:table-cell table:style-name="Table1.A1" office:value-type="string">
            <text:p text:style-name="P5"><draw:frame draw:style-name="fr1" draw:name="Image45" text:anchor-type="as-char" svg:width="0.2398in" svg:height="0.1252in" draw:z-index="44"><draw:image xlink:href="Pictures/10000000000000170000000C361BF866322BB05D.png" xlink:type="simple" xlink:show="embed" xlink:actuate="onLoad" draw:mime-type="image/png"/></draw:frame> <text:a xlink:type="simple" xlink:href="https://en.wikipedia.org/wiki/Demographics_of_Afghanistan" text:style-name="Internet_20_link" text:visited-style-name="Visited_20_Internet_20_Link">Afghanistan</text:a></text:p>
          </table:table-cell>
          <table:table-cell table:style-name="Table1.A1" office:value-type="string">
            <text:p text:style-name="P7">32,890,171</text:p>
          </table:table-cell>
          <table:table-cell table:style-name="Table1.A1" office:value-type="string">
            <text:p text:style-name="P7">0.410% </text:p>
          </table:table-cell>
          <table:table-cell table:style-name="Table1.A1" office:value-type="string">
            <text:p text:style-name="Table_20_Contents">1 Jul 2020</text:p>
          </table:table-cell>
          <table:table-cell table:style-name="Table1.A1" office:value-type="string">
            <text:p text:style-name="P5">Official estimate<text:bookmark text:name="cite_ref-48"/><text:a xlink:type="simple" xlink:href="https://en.wikipedia.org/wiki/List_of_countries_and_dependencies_by_population#cite_note-48" text:style-name="Internet_20_link" text:visited-style-name="Visited_20_Internet_20_Link">[47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46 </text:p>
          </table:table-cell>
          <table:table-cell table:style-name="Table1.A1" office:value-type="string">
            <text:p text:style-name="P5"><draw:frame draw:style-name="fr1" draw:name="Image46" text:anchor-type="as-char" svg:width="0.2398in" svg:height="0.1252in" draw:z-index="45"><draw:image xlink:href="Pictures/10000000000000170000000CD8B3B84E5EC62F28.png" xlink:type="simple" xlink:show="embed" xlink:actuate="onLoad" draw:mime-type="image/png"/></draw:frame> <text:a xlink:type="simple" xlink:href="https://en.wikipedia.org/wiki/Demographics_of_Malaysia" text:style-name="Internet_20_link" text:visited-style-name="Visited_20_Internet_20_Link">Malaysia</text:a></text:p>
          </table:table-cell>
          <table:table-cell table:style-name="Table1.A1" office:value-type="string">
            <text:p text:style-name="P7">32,774,000</text:p>
          </table:table-cell>
          <table:table-cell table:style-name="Table1.A1" office:value-type="string">
            <text:p text:style-name="P7">0.409%</text:p>
          </table:table-cell>
          <table:table-cell table:style-name="Table1.A1" office:value-type="string">
            <text:p text:style-name="Table_20_Contents">4 Mar 2023 </text:p>
          </table:table-cell>
          <table:table-cell table:style-name="Table1.A1" office:value-type="string">
            <text:p text:style-name="P5">National population clock<text:bookmark text:name="cite_ref-49"/><text:a xlink:type="simple" xlink:href="https://en.wikipedia.org/wiki/List_of_countries_and_dependencies_by_population#cite_note-49" text:style-name="Internet_20_link" text:visited-style-name="Visited_20_Internet_20_Link">[48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47 </text:p>
          </table:table-cell>
          <table:table-cell table:style-name="Table1.A1" office:value-type="string">
            <text:p text:style-name="P5"><draw:frame draw:style-name="fr1" draw:name="Image47" text:anchor-type="as-char" svg:width="0.2398in" svg:height="0.1563in" draw:z-index="46"><draw:image xlink:href="Pictures/10000000000000170000000FCCFCBD9BB94029B9.png" xlink:type="simple" xlink:show="embed" xlink:actuate="onLoad" draw:mime-type="image/png"/></draw:frame> <text:a xlink:type="simple" xlink:href="https://en.wikipedia.org/wiki/Demographics_of_Mozambique" text:style-name="Internet_20_link" text:visited-style-name="Visited_20_Internet_20_Link">Mozambique</text:a></text:p>
          </table:table-cell>
          <table:table-cell table:style-name="Table1.A1" office:value-type="string">
            <text:p text:style-name="P7">32,419,747</text:p>
          </table:table-cell>
          <table:table-cell table:style-name="Table1.A1" office:value-type="string">
            <text:p text:style-name="P7">0.404% </text:p>
          </table:table-cell>
          <table:table-cell table:style-name="Table1.A1" office:value-type="string">
            <text:p text:style-name="Table_20_Contents">1 Jul <text:soft-page-break/>2022</text:p>
          </table:table-cell>
          <table:table-cell table:style-name="Table1.A1" office:value-type="string">
            <text:p text:style-name="P5">National <text:soft-page-break/>annual projection<text:bookmark text:name="cite_ref-50"/><text:a xlink:type="simple" xlink:href="https://en.wikipedia.org/wiki/List_of_countries_and_dependencies_by_population#cite_note-50" text:style-name="Internet_20_link" text:visited-style-name="Visited_20_Internet_20_Link">[49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48 </text:p>
          </table:table-cell>
          <table:table-cell table:style-name="Table1.A1" office:value-type="string">
            <text:p text:style-name="P5"><draw:frame draw:style-name="fr1" draw:name="Image48" text:anchor-type="as-char" svg:width="0.2398in" svg:height="0.1563in" draw:z-index="47"><draw:image xlink:href="Pictures/10000000000000170000000FED04A2456C04E4C4.png" xlink:type="simple" xlink:show="embed" xlink:actuate="onLoad" draw:mime-type="image/png"/></draw:frame> <text:a xlink:type="simple" xlink:href="https://en.wikipedia.org/wiki/Demographics_of_Ghana" text:style-name="Internet_20_link" text:visited-style-name="Visited_20_Internet_20_Link">Ghana</text:a></text:p>
          </table:table-cell>
          <table:table-cell table:style-name="Table1.A1" office:value-type="string">
            <text:p text:style-name="P7">30,832,019</text:p>
          </table:table-cell>
          <table:table-cell table:style-name="Table1.A1" office:value-type="string">
            <text:p text:style-name="P7">0.385% </text:p>
          </table:table-cell>
          <table:table-cell table:style-name="Table1.A1" office:value-type="string">
            <text:p text:style-name="Table_20_Contents">27 Jun 2021</text:p>
          </table:table-cell>
          <table:table-cell table:style-name="Table1.A1" office:value-type="string">
            <text:p text:style-name="P5">2021 census results<text:bookmark text:name="cite_ref-51"/><text:a xlink:type="simple" xlink:href="https://en.wikipedia.org/wiki/List_of_countries_and_dependencies_by_population#cite_note-51" text:style-name="Internet_20_link" text:visited-style-name="Visited_20_Internet_20_Link">[50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49 </text:p>
          </table:table-cell>
          <table:table-cell table:style-name="Table1.A1" office:value-type="string">
            <text:p text:style-name="P5"><draw:frame draw:style-name="fr1" draw:name="Image49" text:anchor-type="as-char" svg:width="0.2398in" svg:height="0.1563in" draw:z-index="48"><draw:image xlink:href="Pictures/10000000000000170000000FECBC0FA042885FA2.png" xlink:type="simple" xlink:show="embed" xlink:actuate="onLoad" draw:mime-type="image/png"/></draw:frame> <text:a xlink:type="simple" xlink:href="https://en.wikipedia.org/wiki/Demographics_of_Ivory_Coast" text:style-name="Internet_20_link" text:visited-style-name="Visited_20_Internet_20_Link">Ivory Coast</text:a></text:p>
          </table:table-cell>
          <table:table-cell table:style-name="Table1.A1" office:value-type="string">
            <text:p text:style-name="P7">29,389,150</text:p>
          </table:table-cell>
          <table:table-cell table:style-name="Table1.A1" office:value-type="string">
            <text:p text:style-name="P7">0.367% </text:p>
          </table:table-cell>
          <table:table-cell table:style-name="Table1.A1" office:value-type="string">
            <text:p text:style-name="Table_20_Contents">14 Dec 2021</text:p>
          </table:table-cell>
          <table:table-cell table:style-name="Table1.A1" office:value-type="string">
            <text:p text:style-name="P5">2021 census result<text:bookmark text:name="cite_ref-52"/><text:a xlink:type="simple" xlink:href="https://en.wikipedia.org/wiki/List_of_countries_and_dependencies_by_population#cite_note-52" text:style-name="Internet_20_link" text:visited-style-name="Visited_20_Internet_20_Link">[51]</text:a></text:p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Table_20_Heading">50 </text:p>
          </table:table-cell>
          <table:table-cell table:style-name="Table1.A1" office:value-type="string">
            <text:p text:style-name="P5"><draw:frame draw:style-name="fr1" draw:name="Image50" text:anchor-type="as-char" svg:width="0.1252in" svg:height="0.1563in" draw:z-index="49"><draw:image xlink:href="Pictures/100000010000000C0000000FDC53EE62CD443552.png" xlink:type="simple" xlink:show="embed" xlink:actuate="onLoad" draw:mime-type="image/png"/></draw:frame> <text:a xlink:type="simple" xlink:href="https://en.wikipedia.org/wiki/Demographics_of_Nepal" text:style-name="Internet_20_link" text:visited-style-name="Visited_20_Internet_20_Link">Nepal</text:a></text:p>
          </table:table-cell>
          <table:table-cell table:style-name="Table1.A1" office:value-type="string">
            <text:p text:style-name="P7">29,192,480</text:p>
          </table:table-cell>
          <table:table-cell table:style-name="Table1.A1" office:value-type="string">
            <text:p text:style-name="P7">0.364% </text:p>
          </table:table-cell>
          <table:table-cell table:style-name="Table1.A1" office:value-type="string">
            <text:p text:style-name="Table_20_Contents">11 Nov 2021</text:p>
          </table:table-cell>
          <table:table-cell table:style-name="Table1.A1" office:value-type="string">
            <text:p text:style-name="P5">2021 census result<text:bookmark text:name="cite_ref-53"/><text:a xlink:type="simple" xlink:href="https://en.wikipedia.org/wiki/List_of_countries_and_dependencies_by_population#cite_note-53" text:style-name="Internet_20_link" text:visited-style-name="Visited_20_Internet_20_Link">[52]</text:a></text:p>
          </table:table-cell>
          <table:table-cell table:style-name="Table1.G53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0:45:32.913058191</meta:creation-date>
    <dc:date>2023-03-04T10:46:47.487489967</dc:date>
    <meta:editing-duration>PT1M15S</meta:editing-duration>
    <meta:editing-cycles>1</meta:editing-cycles>
    <meta:document-statistic meta:table-count="1" meta:image-count="50" meta:object-count="0" meta:page-count="5" meta:paragraph-count="324" meta:word-count="737" meta:character-count="4888" meta:non-whitespace-character-count="4305"/>
    <meta:generator>LibreOffice/7.3.7.2$Linux_X86_64 LibreOffice_project/30$Build-2</meta:generator>
  </office:meta>
</office:document-meta>
</file>